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1">
          <table:table-cell office:value-type="string">
            <text:p>Granularity</text:p>
          </table:table-cell>
          <table:table-cell office:value-type="string">
            <text:p>Operations</text:p>
          </table:table-cell>
          <table:table-cell office:value-type="string">
            <text:p>Switches</text:p>
          </table:table-cell>
          <table:table-cell office:value-type="string">
            <text:p>Operations/switch</text:p>
          </table:table-cell>
          <table:table-cell/>
          <table:table-cell office:value-type="string">
            <text:p>Granularity</text:p>
          </table:table-cell>
          <table:table-cell office:value-type="string">
            <text:p>Operations</text:p>
          </table:table-cell>
          <table:table-cell office:value-type="string">
            <text:p>Switches</text:p>
          </table:table-cell>
          <table:table-cell office:value-type="string">
            <text:p>Operations/switch</text:p>
          </table:table-cell>
          <table:table-cell/>
          <table:table-cell office:value-type="string">
            <text:p>Granularity</text:p>
          </table:table-cell>
          <table:table-cell office:value-type="string">
            <text:p>Operations</text:p>
          </table:table-cell>
          <table:table-cell office:value-type="string">
            <text:p>Switches</text:p>
          </table:table-cell>
          <table:table-cell office:value-type="string">
            <text:p>Operations/switch</text:p>
          </table:table-cell>
          <table:table-cell/>
          <table:table-cell office:value-type="string">
            <text:p>Granularity</text:p>
          </table:table-cell>
          <table:table-cell office:value-type="string">
            <text:p>Operations</text:p>
          </table:table-cell>
          <table:table-cell office:value-type="string">
            <text:p>Switches</text:p>
          </table:table-cell>
          <table:table-cell office:value-type="string">
            <text:p>Operations/switch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45">
            <text:p>45</text:p>
          </table:table-cell>
          <table:table-cell table:formula="of:=[.B2]/[.C2]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77222">
            <text:p>77222</text:p>
          </table:table-cell>
          <table:table-cell office:value-type="float" office:value="38615">
            <text:p>38615</text:p>
          </table:table-cell>
          <table:table-cell table:formula="of:=[.G2]/[.H2]" office:value-type="float" office:value="1.99979282662178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4151">
            <text:p>74151</text:p>
          </table:table-cell>
          <table:table-cell office:value-type="float" office:value="38503">
            <text:p>38503</text:p>
          </table:table-cell>
          <table:table-cell table:formula="of:=[.L2]/[.M2]" office:value-type="float" office:value="1.92584993377139">
            <text:p>1.93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table:formula="of:=[.Q2]/[.R2]" office:value-type="float" office:value="1.5">
            <text:p>1.5</text:p>
          </table:table-cell>
          <table:table-cell/>
        </table:table-row>
        <table:table-row table:style-name="ro1">
          <table:table-cell table:formula="of:=1+[.A2]"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38">
            <text:p>38</text:p>
          </table:table-cell>
          <table:table-cell table:formula="of:=[.B3]/[.C3]" office:value-type="float" office:value="3.55263157894737">
            <text:p>3.55</text:p>
          </table:table-cell>
          <table:table-cell/>
          <table:table-cell table:formula="of:=1+[.F2]" office:value-type="float" office:value="2">
            <text:p>2</text:p>
          </table:table-cell>
          <table:table-cell office:value-type="float" office:value="76866">
            <text:p>76866</text:p>
          </table:table-cell>
          <table:table-cell office:value-type="float" office:value="38433">
            <text:p>38433</text:p>
          </table:table-cell>
          <table:table-cell table:formula="of:=[.G3]/[.H3]" office:value-type="float" office:value="2">
            <text:p>2</text:p>
          </table:table-cell>
          <table:table-cell/>
          <table:table-cell table:formula="of:=1+[.K2]" office:value-type="float" office:value="2">
            <text:p>2</text:p>
          </table:table-cell>
          <table:table-cell office:value-type="float" office:value="82176">
            <text:p>82176</text:p>
          </table:table-cell>
          <table:table-cell office:value-type="float" office:value="37939">
            <text:p>37939</text:p>
          </table:table-cell>
          <table:table-cell table:formula="of:=[.L3]/[.M3]" office:value-type="float" office:value="2.16600332112075">
            <text:p>2.17</text:p>
          </table:table-cell>
          <table:table-cell/>
          <table:table-cell table:formula="of:=1+[.P2]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table:formula="of:=[.Q3]/[.R3]" office:value-type="float" office:value="1.73913043478261">
            <text:p>1.74</text:p>
          </table:table-cell>
          <table:table-cell/>
        </table:table-row>
        <table:table-row table:style-name="ro1">
          <table:table-cell table:formula="of:=1+[.A3]" office:value-type="float" office:value="3">
            <text:p>3</text:p>
          </table:table-cell>
          <table:table-cell office:value-type="float" office:value="137">
            <text:p>137</text:p>
          </table:table-cell>
          <table:table-cell office:value-type="float" office:value="30">
            <text:p>30</text:p>
          </table:table-cell>
          <table:table-cell table:formula="of:=[.B4]/[.C4]" office:value-type="float" office:value="4.56666666666667">
            <text:p>4.57</text:p>
          </table:table-cell>
          <table:table-cell/>
          <table:table-cell table:formula="of:=1+[.F3]" office:value-type="float" office:value="3">
            <text:p>3</text:p>
          </table:table-cell>
          <table:table-cell office:value-type="float" office:value="86850">
            <text:p>86850</text:p>
          </table:table-cell>
          <table:table-cell office:value-type="float" office:value="40644">
            <text:p>40644</text:p>
          </table:table-cell>
          <table:table-cell table:formula="of:=[.G4]/[.H4]" office:value-type="float" office:value="2.13684676705049">
            <text:p>2.14</text:p>
          </table:table-cell>
          <table:table-cell/>
          <table:table-cell table:formula="of:=1+[.K3]" office:value-type="float" office:value="3">
            <text:p>3</text:p>
          </table:table-cell>
          <table:table-cell office:value-type="float" office:value="75517">
            <text:p>75517</text:p>
          </table:table-cell>
          <table:table-cell office:value-type="float" office:value="36305">
            <text:p>36305</text:p>
          </table:table-cell>
          <table:table-cell table:formula="of:=[.L4]/[.M4]" office:value-type="float" office:value="2.08007161547996">
            <text:p>2.08</text:p>
          </table:table-cell>
          <table:table-cell/>
          <table:table-cell table:formula="of:=1+[.P3]"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formula="of:=[.Q4]/[.R4]" office:value-type="float" office:value="2.4375">
            <text:p>2.44</text:p>
          </table:table-cell>
          <table:table-cell/>
        </table:table-row>
        <table:table-row table:style-name="ro1">
          <table:table-cell table:formula="of:=1+[.A4]"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table:formula="of:=[.B5]/[.C5]" office:value-type="float" office:value="4.85714285714286">
            <text:p>4.86</text:p>
          </table:table-cell>
          <table:table-cell/>
          <table:table-cell table:formula="of:=1+[.F4]" office:value-type="float" office:value="4">
            <text:p>4</text:p>
          </table:table-cell>
          <table:table-cell office:value-type="float" office:value="83640">
            <text:p>83640</text:p>
          </table:table-cell>
          <table:table-cell office:value-type="float" office:value="39401">
            <text:p>39401</text:p>
          </table:table-cell>
          <table:table-cell table:formula="of:=[.G5]/[.H5]" office:value-type="float" office:value="2.12278876170656">
            <text:p>2.12</text:p>
          </table:table-cell>
          <table:table-cell/>
          <table:table-cell table:formula="of:=1+[.K4]" office:value-type="float" office:value="4">
            <text:p>4</text:p>
          </table:table-cell>
          <table:table-cell office:value-type="float" office:value="92229">
            <text:p>92229</text:p>
          </table:table-cell>
          <table:table-cell office:value-type="float" office:value="44345">
            <text:p>44345</text:p>
          </table:table-cell>
          <table:table-cell table:formula="of:=[.L5]/[.M5]" office:value-type="float" office:value="2.07980606607284">
            <text:p>2.08</text:p>
          </table:table-cell>
          <table:table-cell/>
          <table:table-cell table:formula="of:=1+[.P4]"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formula="of:=[.Q5]/[.R5]" office:value-type="float" office:value="2.78571428571429">
            <text:p>2.79</text:p>
          </table:table-cell>
          <table:table-cell/>
        </table:table-row>
        <table:table-row table:style-name="ro1">
          <table:table-cell table:formula="of:=1+[.A5]"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30">
            <text:p>30</text:p>
          </table:table-cell>
          <table:table-cell table:formula="of:=[.B6]/[.C6]" office:value-type="float" office:value="4.53333333333333">
            <text:p>4.53</text:p>
          </table:table-cell>
          <table:table-cell/>
          <table:table-cell table:formula="of:=1+[.F5]" office:value-type="float" office:value="5">
            <text:p>5</text:p>
          </table:table-cell>
          <table:table-cell office:value-type="float" office:value="91812">
            <text:p>91812</text:p>
          </table:table-cell>
          <table:table-cell office:value-type="float" office:value="43920">
            <text:p>43920</text:p>
          </table:table-cell>
          <table:table-cell table:formula="of:=[.G6]/[.H6]" office:value-type="float" office:value="2.09043715846995">
            <text:p>2.09</text:p>
          </table:table-cell>
          <table:table-cell/>
          <table:table-cell table:formula="of:=1+[.K5]" office:value-type="float" office:value="5">
            <text:p>5</text:p>
          </table:table-cell>
          <table:table-cell office:value-type="float" office:value="81158">
            <text:p>81158</text:p>
          </table:table-cell>
          <table:table-cell office:value-type="float" office:value="38700">
            <text:p>38700</text:p>
          </table:table-cell>
          <table:table-cell table:formula="of:=[.L6]/[.M6]" office:value-type="float" office:value="2.09710594315245">
            <text:p>2.1</text:p>
          </table:table-cell>
          <table:table-cell/>
          <table:table-cell table:formula="of:=1+[.P5]"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table:formula="of:=[.Q6]/[.R6]" office:value-type="float" office:value="2.53333333333333">
            <text:p>2.53</text:p>
          </table:table-cell>
          <table:table-cell/>
        </table:table-row>
        <table:table-row table:style-name="ro1">
          <table:table-cell table:formula="of:=1+[.A6]" office:value-type="float" office:value="6">
            <text:p>6</text:p>
          </table:table-cell>
          <table:table-cell office:value-type="float" office:value="135">
            <text:p>135</text:p>
          </table:table-cell>
          <table:table-cell office:value-type="float" office:value="28">
            <text:p>28</text:p>
          </table:table-cell>
          <table:table-cell table:formula="of:=[.B7]/[.C7]" office:value-type="float" office:value="4.82142857142857">
            <text:p>4.82</text:p>
          </table:table-cell>
          <table:table-cell/>
          <table:table-cell table:formula="of:=1+[.F6]" office:value-type="float" office:value="6">
            <text:p>6</text:p>
          </table:table-cell>
          <table:table-cell office:value-type="float" office:value="76782">
            <text:p>76782</text:p>
          </table:table-cell>
          <table:table-cell office:value-type="float" office:value="31988">
            <text:p>31988</text:p>
          </table:table-cell>
          <table:table-cell table:formula="of:=[.G7]/[.H7]" office:value-type="float" office:value="2.40033762660998">
            <text:p>2.4</text:p>
          </table:table-cell>
          <table:table-cell/>
          <table:table-cell table:formula="of:=1+[.K6]" office:value-type="float" office:value="6">
            <text:p>6</text:p>
          </table:table-cell>
          <table:table-cell office:value-type="float" office:value="86307">
            <text:p>86307</text:p>
          </table:table-cell>
          <table:table-cell office:value-type="float" office:value="40934">
            <text:p>40934</text:p>
          </table:table-cell>
          <table:table-cell table:formula="of:=[.L7]/[.M7]" office:value-type="float" office:value="2.10844285923682">
            <text:p>2.11</text:p>
          </table:table-cell>
          <table:table-cell/>
          <table:table-cell table:formula="of:=1+[.P6]"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formula="of:=[.Q7]/[.R7]" office:value-type="float" office:value="2.78571428571429">
            <text:p>2.79</text:p>
          </table:table-cell>
          <table:table-cell/>
        </table:table-row>
        <table:table-row table:style-name="ro1">
          <table:table-cell table:formula="of:=1+[.A7]" office:value-type="float" office:value="7">
            <text:p>7</text:p>
          </table:table-cell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table:formula="of:=[.B8]/[.C8]" office:value-type="float" office:value="4.85714285714286">
            <text:p>4.86</text:p>
          </table:table-cell>
          <table:table-cell/>
          <table:table-cell table:formula="of:=1+[.F7]" office:value-type="float" office:value="7">
            <text:p>7</text:p>
          </table:table-cell>
          <table:table-cell office:value-type="float" office:value="75699">
            <text:p>75699</text:p>
          </table:table-cell>
          <table:table-cell office:value-type="float" office:value="36386">
            <text:p>36386</text:p>
          </table:table-cell>
          <table:table-cell table:formula="of:=[.G8]/[.H8]" office:value-type="float" office:value="2.08044302753806">
            <text:p>2.08</text:p>
          </table:table-cell>
          <table:table-cell/>
          <table:table-cell table:formula="of:=1+[.K7]" office:value-type="float" office:value="7">
            <text:p>7</text:p>
          </table:table-cell>
          <table:table-cell office:value-type="float" office:value="77892">
            <text:p>77892</text:p>
          </table:table-cell>
          <table:table-cell office:value-type="float" office:value="36382">
            <text:p>36382</text:p>
          </table:table-cell>
          <table:table-cell table:formula="of:=[.L8]/[.M8]" office:value-type="float" office:value="2.14094882084547">
            <text:p>2.14</text:p>
          </table:table-cell>
          <table:table-cell/>
          <table:table-cell table:formula="of:=1+[.P7]"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formula="of:=[.Q8]/[.R8]" office:value-type="float" office:value="2.66666666666667">
            <text:p>2.67</text:p>
          </table:table-cell>
          <table:table-cell/>
        </table:table-row>
        <table:table-row table:style-name="ro1">
          <table:table-cell table:formula="of:=1+[.A8]"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float" office:value="30">
            <text:p>30</text:p>
          </table:table-cell>
          <table:table-cell table:formula="of:=[.B9]/[.C9]" office:value-type="float" office:value="4.53333333333333">
            <text:p>4.53</text:p>
          </table:table-cell>
          <table:table-cell/>
          <table:table-cell table:formula="of:=1+[.F8]" office:value-type="float" office:value="8">
            <text:p>8</text:p>
          </table:table-cell>
          <table:table-cell office:value-type="float" office:value="90221">
            <text:p>90221</text:p>
          </table:table-cell>
          <table:table-cell office:value-type="float" office:value="37586">
            <text:p>37586</text:p>
          </table:table-cell>
          <table:table-cell table:formula="of:=[.G9]/[.H9]" office:value-type="float" office:value="2.40038844250519">
            <text:p>2.4</text:p>
          </table:table-cell>
          <table:table-cell/>
          <table:table-cell table:formula="of:=1+[.K8]" office:value-type="float" office:value="8">
            <text:p>8</text:p>
          </table:table-cell>
          <table:table-cell office:value-type="float" office:value="83080">
            <text:p>83080</text:p>
          </table:table-cell>
          <table:table-cell office:value-type="float" office:value="39925">
            <text:p>39925</text:p>
          </table:table-cell>
          <table:table-cell table:formula="of:=[.L9]/[.M9]" office:value-type="float" office:value="2.08090169067001">
            <text:p>2.08</text:p>
          </table:table-cell>
          <table:table-cell/>
          <table:table-cell table:formula="of:=1+[.P8]"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formula="of:=[.Q9]/[.R9]" office:value-type="float" office:value="2.78571428571429">
            <text:p>2.79</text:p>
          </table:table-cell>
          <table:table-cell/>
        </table:table-row>
        <table:table-row table:style-name="ro1">
          <table:table-cell table:formula="of:=1+[.A9]" office:value-type="float" office:value="9">
            <text:p>9</text:p>
          </table:table-cell>
          <table:table-cell office:value-type="float" office:value="134">
            <text:p>134</text:p>
          </table:table-cell>
          <table:table-cell office:value-type="float" office:value="30">
            <text:p>30</text:p>
          </table:table-cell>
          <table:table-cell table:formula="of:=[.B10]/[.C10]" office:value-type="float" office:value="4.46666666666667">
            <text:p>4.47</text:p>
          </table:table-cell>
          <table:table-cell/>
          <table:table-cell table:formula="of:=1+[.F9]" office:value-type="float" office:value="9">
            <text:p>9</text:p>
          </table:table-cell>
          <table:table-cell office:value-type="float" office:value="74538">
            <text:p>74538</text:p>
          </table:table-cell>
          <table:table-cell office:value-type="float" office:value="32092">
            <text:p>32092</text:p>
          </table:table-cell>
          <table:table-cell table:formula="of:=[.G10]/[.H10]" office:value-type="float" office:value="2.3226349245918">
            <text:p>2.32</text:p>
          </table:table-cell>
          <table:table-cell/>
          <table:table-cell table:formula="of:=1+[.K9]" office:value-type="float" office:value="9">
            <text:p>9</text:p>
          </table:table-cell>
          <table:table-cell office:value-type="float" office:value="88270">
            <text:p>88270</text:p>
          </table:table-cell>
          <table:table-cell office:value-type="float" office:value="41113">
            <text:p>41113</text:p>
          </table:table-cell>
          <table:table-cell table:formula="of:=[.L10]/[.M10]" office:value-type="float" office:value="2.14700946172743">
            <text:p>2.15</text:p>
          </table:table-cell>
          <table:table-cell/>
          <table:table-cell table:formula="of:=1+[.P9]"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formula="of:=[.Q10]/[.R10]" office:value-type="float" office:value="2.6">
            <text:p>2.6</text:p>
          </table:table-cell>
          <table:table-cell/>
        </table:table-row>
        <table:table-row table:style-name="ro1">
          <table:table-cell table:formula="of:=1+[.A10]"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table:formula="of:=[.B11]/[.C11]" office:value-type="float" office:value="4.85714285714286">
            <text:p>4.86</text:p>
          </table:table-cell>
          <table:table-cell/>
          <table:table-cell table:formula="of:=1+[.F10]" office:value-type="float" office:value="10">
            <text:p>10</text:p>
          </table:table-cell>
          <table:table-cell office:value-type="float" office:value="76641">
            <text:p>76641</text:p>
          </table:table-cell>
          <table:table-cell office:value-type="float" office:value="36089">
            <text:p>36089</text:p>
          </table:table-cell>
          <table:table-cell table:formula="of:=[.G11]/[.H11]" office:value-type="float" office:value="2.1236664911746">
            <text:p>2.12</text:p>
          </table:table-cell>
          <table:table-cell/>
          <table:table-cell table:formula="of:=1+[.K10]" office:value-type="float" office:value="10">
            <text:p>10</text:p>
          </table:table-cell>
          <table:table-cell office:value-type="float" office:value="86058">
            <text:p>86058</text:p>
          </table:table-cell>
          <table:table-cell office:value-type="float" office:value="39714">
            <text:p>39714</text:p>
          </table:table-cell>
          <table:table-cell table:formula="of:=[.L11]/[.M11]" office:value-type="float" office:value="2.1669436470766">
            <text:p>2.17</text:p>
          </table:table-cell>
          <table:table-cell/>
          <table:table-cell table:formula="of:=1+[.P10]"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formula="of:=[.Q11]/[.R11]" office:value-type="float" office:value="2.6">
            <text:p>2.6</text:p>
          </table:table-cell>
          <table:table-cell/>
        </table:table-row>
        <table:table-row table:style-name="ro1">
          <table:table-cell table:formula="of:=1+[.A11]" office:value-type="float" office:value="11">
            <text:p>11</text:p>
          </table:table-cell>
          <table:table-cell office:value-type="float" office:value="136">
            <text:p>136</text:p>
          </table:table-cell>
          <table:table-cell office:value-type="float" office:value="30">
            <text:p>30</text:p>
          </table:table-cell>
          <table:table-cell table:formula="of:=[.B12]/[.C12]" office:value-type="float" office:value="4.53333333333333">
            <text:p>4.53</text:p>
          </table:table-cell>
          <table:table-cell/>
          <table:table-cell table:formula="of:=1+[.F11]" office:value-type="float" office:value="11">
            <text:p>11</text:p>
          </table:table-cell>
          <table:table-cell office:value-type="float" office:value="84294">
            <text:p>84294</text:p>
          </table:table-cell>
          <table:table-cell office:value-type="float" office:value="39233">
            <text:p>39233</text:p>
          </table:table-cell>
          <table:table-cell table:formula="of:=[.G12]/[.H12]" office:value-type="float" office:value="2.14854841587439">
            <text:p>2.15</text:p>
          </table:table-cell>
          <table:table-cell/>
          <table:table-cell table:formula="of:=1+[.K11]" office:value-type="float" office:value="11">
            <text:p>11</text:p>
          </table:table-cell>
          <table:table-cell office:value-type="float" office:value="92654">
            <text:p>92654</text:p>
          </table:table-cell>
          <table:table-cell office:value-type="float" office:value="43082">
            <text:p>43082</text:p>
          </table:table-cell>
          <table:table-cell table:formula="of:=[.L12]/[.M12]" office:value-type="float" office:value="2.15064295993686">
            <text:p>2.15</text:p>
          </table:table-cell>
          <table:table-cell/>
          <table:table-cell table:formula="of:=1+[.P11]"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formula="of:=[.Q12]/[.R12]" office:value-type="float" office:value="3">
            <text:p>3</text:p>
          </table:table-cell>
          <table:table-cell/>
        </table:table-row>
        <table:table-row table:style-name="ro1">
          <table:table-cell table:formula="of:=1+[.A12]"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float" office:value="31">
            <text:p>31</text:p>
          </table:table-cell>
          <table:table-cell table:formula="of:=[.B13]/[.C13]" office:value-type="float" office:value="4.38709677419355">
            <text:p>4.39</text:p>
          </table:table-cell>
          <table:table-cell/>
          <table:table-cell table:formula="of:=1+[.F12]" office:value-type="float" office:value="12">
            <text:p>12</text:p>
          </table:table-cell>
          <table:table-cell office:value-type="float" office:value="77461">
            <text:p>77461</text:p>
          </table:table-cell>
          <table:table-cell office:value-type="float" office:value="32269">
            <text:p>32269</text:p>
          </table:table-cell>
          <table:table-cell table:formula="of:=[.G13]/[.H13]" office:value-type="float" office:value="2.40047723821624">
            <text:p>2.4</text:p>
          </table:table-cell>
          <table:table-cell/>
          <table:table-cell table:formula="of:=1+[.K12]" office:value-type="float" office:value="12">
            <text:p>12</text:p>
          </table:table-cell>
          <table:table-cell office:value-type="float" office:value="95684">
            <text:p>95684</text:p>
          </table:table-cell>
          <table:table-cell office:value-type="float" office:value="44156">
            <text:p>44156</text:p>
          </table:table-cell>
          <table:table-cell table:formula="of:=[.L13]/[.M13]" office:value-type="float" office:value="2.16695352839931">
            <text:p>2.17</text:p>
          </table:table-cell>
          <table:table-cell/>
          <table:table-cell table:formula="of:=1+[.P12]"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formula="of:=[.Q13]/[.R13]" office:value-type="float" office:value="2.78571428571429">
            <text:p>2.79</text:p>
          </table:table-cell>
          <table:table-cell/>
        </table:table-row>
        <table:table-row table:style-name="ro1">
          <table:table-cell table:formula="of:=1+[.A13]" office:value-type="float" office:value="13">
            <text:p>13</text:p>
          </table:table-cell>
          <table:table-cell office:value-type="float" office:value="136">
            <text:p>136</text:p>
          </table:table-cell>
          <table:table-cell office:value-type="float" office:value="27">
            <text:p>27</text:p>
          </table:table-cell>
          <table:table-cell table:formula="of:=[.B14]/[.C14]" office:value-type="float" office:value="5.03703703703704">
            <text:p>5.04</text:p>
          </table:table-cell>
          <table:table-cell/>
          <table:table-cell table:formula="of:=1+[.F13]" office:value-type="float" office:value="13">
            <text:p>13</text:p>
          </table:table-cell>
          <table:table-cell office:value-type="float" office:value="81779">
            <text:p>81779</text:p>
          </table:table-cell>
          <table:table-cell office:value-type="float" office:value="39297">
            <text:p>39297</text:p>
          </table:table-cell>
          <table:table-cell table:formula="of:=[.G14]/[.H14]" office:value-type="float" office:value="2.08104944397791">
            <text:p>2.08</text:p>
          </table:table-cell>
          <table:table-cell/>
          <table:table-cell table:formula="of:=1+[.K13]" office:value-type="float" office:value="13">
            <text:p>13</text:p>
          </table:table-cell>
          <table:table-cell office:value-type="float" office:value="80275">
            <text:p>80275</text:p>
          </table:table-cell>
          <table:table-cell office:value-type="float" office:value="38583">
            <text:p>38583</text:p>
          </table:table-cell>
          <table:table-cell table:formula="of:=[.L14]/[.M14]" office:value-type="float" office:value="2.08057952984475">
            <text:p>2.08</text:p>
          </table:table-cell>
          <table:table-cell/>
          <table:table-cell table:formula="of:=1+[.P13]"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formula="of:=[.Q14]/[.R14]" office:value-type="float" office:value="2.6">
            <text:p>2.6</text:p>
          </table:table-cell>
          <table:table-cell/>
        </table:table-row>
        <table:table-row table:style-name="ro1">
          <table:table-cell table:formula="of:=1+[.A14]" office:value-type="float" office:value="14">
            <text:p>14</text:p>
          </table:table-cell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table:formula="of:=[.B15]/[.C15]" office:value-type="float" office:value="4.85714285714286">
            <text:p>4.86</text:p>
          </table:table-cell>
          <table:table-cell/>
          <table:table-cell table:formula="of:=1+[.F14]" office:value-type="float" office:value="14">
            <text:p>14</text:p>
          </table:table-cell>
          <table:table-cell office:value-type="float" office:value="81995">
            <text:p>81995</text:p>
          </table:table-cell>
          <table:table-cell office:value-type="float" office:value="39173">
            <text:p>39173</text:p>
          </table:table-cell>
          <table:table-cell table:formula="of:=[.G15]/[.H15]" office:value-type="float" office:value="2.09315089474893">
            <text:p>2.09</text:p>
          </table:table-cell>
          <table:table-cell/>
          <table:table-cell table:formula="of:=1+[.K14]" office:value-type="float" office:value="14">
            <text:p>14</text:p>
          </table:table-cell>
          <table:table-cell office:value-type="float" office:value="85545">
            <text:p>85545</text:p>
          </table:table-cell>
          <table:table-cell office:value-type="float" office:value="39475">
            <text:p>39475</text:p>
          </table:table-cell>
          <table:table-cell table:formula="of:=[.L15]/[.M15]" office:value-type="float" office:value="2.16706776440785">
            <text:p>2.17</text:p>
          </table:table-cell>
          <table:table-cell/>
          <table:table-cell table:formula="of:=1+[.P14]"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formula="of:=[.Q15]/[.R15]" office:value-type="float" office:value="3.25">
            <text:p>3.25</text:p>
          </table:table-cell>
          <table:table-cell/>
        </table:table-row>
        <table:table-row table:style-name="ro1">
          <table:table-cell table:formula="of:=1+[.A15]" office:value-type="float" office:value="15">
            <text:p>15</text:p>
          </table:table-cell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table:formula="of:=[.B16]/[.C16]" office:value-type="float" office:value="4.85714285714286">
            <text:p>4.86</text:p>
          </table:table-cell>
          <table:table-cell/>
          <table:table-cell table:formula="of:=1+[.F15]" office:value-type="float" office:value="15">
            <text:p>15</text:p>
          </table:table-cell>
          <table:table-cell office:value-type="float" office:value="83895">
            <text:p>83895</text:p>
          </table:table-cell>
          <table:table-cell office:value-type="float" office:value="39034">
            <text:p>39034</text:p>
          </table:table-cell>
          <table:table-cell table:formula="of:=[.G16]/[.H16]" office:value-type="float" office:value="2.14928011477174">
            <text:p>2.15</text:p>
          </table:table-cell>
          <table:table-cell/>
          <table:table-cell table:formula="of:=1+[.K15]" office:value-type="float" office:value="15">
            <text:p>15</text:p>
          </table:table-cell>
          <table:table-cell office:value-type="float" office:value="85261">
            <text:p>85261</text:p>
          </table:table-cell>
          <table:table-cell office:value-type="float" office:value="39729">
            <text:p>39729</text:p>
          </table:table-cell>
          <table:table-cell table:formula="of:=[.L16]/[.M16]" office:value-type="float" office:value="2.14606458758086">
            <text:p>2.15</text:p>
          </table:table-cell>
          <table:table-cell/>
          <table:table-cell table:formula="of:=1+[.P15]"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formula="of:=[.Q16]/[.R16]" office:value-type="float" office:value="3">
            <text:p>3</text:p>
          </table:table-cell>
          <table:table-cell/>
        </table:table-row>
        <table:table-row table:style-name="ro1">
          <table:table-cell table:formula="of:=1+[.A16]" office:value-type="float" office:value="16">
            <text:p>16</text:p>
          </table:table-cell>
          <table:table-cell office:value-type="float" office:value="136">
            <text:p>136</text:p>
          </table:table-cell>
          <table:table-cell office:value-type="float" office:value="29">
            <text:p>29</text:p>
          </table:table-cell>
          <table:table-cell table:formula="of:=[.B17]/[.C17]" office:value-type="float" office:value="4.68965517241379">
            <text:p>4.69</text:p>
          </table:table-cell>
          <table:table-cell/>
          <table:table-cell table:formula="of:=1+[.F16]" office:value-type="float" office:value="16">
            <text:p>16</text:p>
          </table:table-cell>
          <table:table-cell office:value-type="float" office:value="77933">
            <text:p>77933</text:p>
          </table:table-cell>
          <table:table-cell office:value-type="float" office:value="32465">
            <text:p>32465</text:p>
          </table:table-cell>
          <table:table-cell table:formula="of:=[.G17]/[.H17]" office:value-type="float" office:value="2.40052364084399">
            <text:p>2.4</text:p>
          </table:table-cell>
          <table:table-cell/>
          <table:table-cell table:formula="of:=1+[.K16]" office:value-type="float" office:value="16">
            <text:p>16</text:p>
          </table:table-cell>
          <table:table-cell office:value-type="float" office:value="98420">
            <text:p>98420</text:p>
          </table:table-cell>
          <table:table-cell office:value-type="float" office:value="45888">
            <text:p>45888</text:p>
          </table:table-cell>
          <table:table-cell table:formula="of:=[.L17]/[.M17]" office:value-type="float" office:value="2.14478730822873">
            <text:p>2.14</text:p>
          </table:table-cell>
          <table:table-cell/>
          <table:table-cell table:formula="of:=1+[.P16]"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formula="of:=[.Q17]/[.R17]" office:value-type="float" office:value="3">
            <text:p>3</text:p>
          </table:table-cell>
          <table:table-cell/>
        </table:table-row>
        <table:table-row table:style-name="ro1">
          <table:table-cell table:formula="of:=1+[.A17]" office:value-type="float" office:value="17">
            <text:p>17</text:p>
          </table:table-cell>
          <table:table-cell office:value-type="float" office:value="135">
            <text:p>135</text:p>
          </table:table-cell>
          <table:table-cell office:value-type="float" office:value="29">
            <text:p>29</text:p>
          </table:table-cell>
          <table:table-cell table:formula="of:=[.B18]/[.C18]" office:value-type="float" office:value="4.6551724137931">
            <text:p>4.66</text:p>
          </table:table-cell>
          <table:table-cell/>
          <table:table-cell table:formula="of:=1+[.F17]" office:value-type="float" office:value="17">
            <text:p>17</text:p>
          </table:table-cell>
          <table:table-cell office:value-type="float" office:value="82792">
            <text:p>82792</text:p>
          </table:table-cell>
          <table:table-cell office:value-type="float" office:value="39405">
            <text:p>39405</text:p>
          </table:table-cell>
          <table:table-cell table:formula="of:=[.G18]/[.H18]" office:value-type="float" office:value="2.1010531658419">
            <text:p>2.1</text:p>
          </table:table-cell>
          <table:table-cell/>
          <table:table-cell table:formula="of:=1+[.K17]" office:value-type="float" office:value="17">
            <text:p>17</text:p>
          </table:table-cell>
          <table:table-cell office:value-type="float" office:value="98544">
            <text:p>98544</text:p>
          </table:table-cell>
          <table:table-cell office:value-type="float" office:value="45698">
            <text:p>45698</text:p>
          </table:table-cell>
          <table:table-cell table:formula="of:=[.L18]/[.M18]" office:value-type="float" office:value="2.1564182239923">
            <text:p>2.16</text:p>
          </table:table-cell>
          <table:table-cell/>
          <table:table-cell table:formula="of:=1+[.P17]"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formula="of:=[.Q18]/[.R18]" office:value-type="float" office:value="3">
            <text:p>3</text:p>
          </table:table-cell>
          <table:table-cell/>
        </table:table-row>
        <table:table-row table:style-name="ro1">
          <table:table-cell table:formula="of:=1+[.A18]" office:value-type="float" office:value="18">
            <text:p>18</text:p>
          </table:table-cell>
          <table:table-cell office:value-type="float" office:value="135">
            <text:p>135</text:p>
          </table:table-cell>
          <table:table-cell office:value-type="float" office:value="30">
            <text:p>30</text:p>
          </table:table-cell>
          <table:table-cell table:formula="of:=[.B19]/[.C19]" office:value-type="float" office:value="4.5">
            <text:p>4.5</text:p>
          </table:table-cell>
          <table:table-cell/>
          <table:table-cell table:formula="of:=1+[.F18]" office:value-type="float" office:value="18">
            <text:p>18</text:p>
          </table:table-cell>
          <table:table-cell office:value-type="float" office:value="80694">
            <text:p>80694</text:p>
          </table:table-cell>
          <table:table-cell office:value-type="float" office:value="37232">
            <text:p>37232</text:p>
          </table:table-cell>
          <table:table-cell table:formula="of:=[.G19]/[.H19]" office:value-type="float" office:value="2.16732917920069">
            <text:p>2.17</text:p>
          </table:table-cell>
          <table:table-cell/>
          <table:table-cell table:formula="of:=1+[.K18]" office:value-type="float" office:value="18">
            <text:p>18</text:p>
          </table:table-cell>
          <table:table-cell office:value-type="float" office:value="82458">
            <text:p>82458</text:p>
          </table:table-cell>
          <table:table-cell office:value-type="float" office:value="38047">
            <text:p>38047</text:p>
          </table:table-cell>
          <table:table-cell table:formula="of:=[.L19]/[.M19]" office:value-type="float" office:value="2.16726680158751">
            <text:p>2.17</text:p>
          </table:table-cell>
          <table:table-cell/>
          <table:table-cell table:formula="of:=1+[.P18]"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formula="of:=[.Q19]/[.R19]" office:value-type="float" office:value="2.78571428571429">
            <text:p>2.79</text:p>
          </table:table-cell>
          <table:table-cell/>
        </table:table-row>
        <table:table-row table:style-name="ro1">
          <table:table-cell table:formula="of:=1+[.A19]" office:value-type="float" office:value="19">
            <text:p>19</text:p>
          </table:table-cell>
          <table:table-cell office:value-type="float" office:value="135">
            <text:p>135</text:p>
          </table:table-cell>
          <table:table-cell office:value-type="float" office:value="30">
            <text:p>30</text:p>
          </table:table-cell>
          <table:table-cell table:formula="of:=[.B20]/[.C20]" office:value-type="float" office:value="4.5">
            <text:p>4.5</text:p>
          </table:table-cell>
          <table:table-cell/>
          <table:table-cell table:formula="of:=1+[.F19]" office:value-type="float" office:value="19">
            <text:p>19</text:p>
          </table:table-cell>
          <table:table-cell office:value-type="float" office:value="77605">
            <text:p>77605</text:p>
          </table:table-cell>
          <table:table-cell office:value-type="float" office:value="36747">
            <text:p>36747</text:p>
          </table:table-cell>
          <table:table-cell table:formula="of:=[.G20]/[.H20]" office:value-type="float" office:value="2.1118730780744">
            <text:p>2.11</text:p>
          </table:table-cell>
          <table:table-cell/>
          <table:table-cell table:formula="of:=1+[.K19]" office:value-type="float" office:value="19">
            <text:p>19</text:p>
          </table:table-cell>
          <table:table-cell office:value-type="float" office:value="85312">
            <text:p>85312</text:p>
          </table:table-cell>
          <table:table-cell office:value-type="float" office:value="39536">
            <text:p>39536</text:p>
          </table:table-cell>
          <table:table-cell table:formula="of:=[.L20]/[.M20]" office:value-type="float" office:value="2.15783083771752">
            <text:p>2.16</text:p>
          </table:table-cell>
          <table:table-cell/>
          <table:table-cell table:formula="of:=1+[.P19]"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table:formula="of:=[.Q20]/[.R20]" office:value-type="float" office:value="2.53333333333333">
            <text:p>2.53</text:p>
          </table:table-cell>
          <table:table-cell/>
        </table:table-row>
        <table:table-row table:style-name="ro1">
          <table:table-cell table:formula="of:=1+[.A20]" office:value-type="float" office:value="20">
            <text:p>20</text:p>
          </table:table-cell>
          <table:table-cell office:value-type="float" office:value="136">
            <text:p>136</text:p>
          </table:table-cell>
          <table:table-cell office:value-type="float" office:value="29">
            <text:p>29</text:p>
          </table:table-cell>
          <table:table-cell table:formula="of:=[.B21]/[.C21]" office:value-type="float" office:value="4.68965517241379">
            <text:p>4.69</text:p>
          </table:table-cell>
          <table:table-cell/>
          <table:table-cell table:formula="of:=1+[.F20]" office:value-type="float" office:value="20">
            <text:p>20</text:p>
          </table:table-cell>
          <table:table-cell office:value-type="float" office:value="73201">
            <text:p>73201</text:p>
          </table:table-cell>
          <table:table-cell office:value-type="float" office:value="33780">
            <text:p>33780</text:p>
          </table:table-cell>
          <table:table-cell table:formula="of:=[.G21]/[.H21]" office:value-type="float" office:value="2.16699230313795">
            <text:p>2.17</text:p>
          </table:table-cell>
          <table:table-cell/>
          <table:table-cell table:formula="of:=1+[.K20]" office:value-type="float" office:value="20">
            <text:p>20</text:p>
          </table:table-cell>
          <table:table-cell office:value-type="float" office:value="95650">
            <text:p>95650</text:p>
          </table:table-cell>
          <table:table-cell office:value-type="float" office:value="44139">
            <text:p>44139</text:p>
          </table:table-cell>
          <table:table-cell table:formula="of:=[.L21]/[.M21]" office:value-type="float" office:value="2.16701783003693">
            <text:p>2.17</text:p>
          </table:table-cell>
          <table:table-cell/>
          <table:table-cell table:formula="of:=1+[.P20]"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formula="of:=[.Q21]/[.R21]" office:value-type="float" office:value="2.6">
            <text:p>2.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table:number-columns-repeated="3"/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table:number-columns-repeated="3"/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table:number-columns-repeated="3"/>
          <table:table-cell office:value-type="string">
            <text:p>average</text:p>
          </table:table-cell>
          <table:table-cell office:value-type="string">
            <text:p>std deviation</text:p>
          </table:table-cell>
        </table:table-row>
        <table:table-row table:style-name="ro1">
          <table:table-cell table:number-columns-repeated="3"/>
          <table:table-cell table:formula="of:=AVERAGE([.D2:.D21])" office:value-type="float" office:value="4.53758621696374">
            <text:p>4.54</text:p>
          </table:table-cell>
          <table:table-cell table:formula="of:=SQRT(VAR([.D2:.D21]))" office:value-type="float" office:value="0.473863478726853">
            <text:p>0.47</text:p>
          </table:table-cell>
          <table:table-cell table:number-columns-repeated="3"/>
          <table:table-cell table:formula="of:=AVERAGE([.I2:.I21])" office:value-type="float" office:value="2.17488067504783">
            <text:p>2.17</text:p>
          </table:table-cell>
          <table:table-cell table:formula="of:=SQRT(VAR([.I2:.I21]))" office:value-type="float" office:value="0.132936120253761">
            <text:p>0.13</text:p>
          </table:table-cell>
          <table:table-cell table:number-columns-repeated="3"/>
          <table:table-cell table:formula="of:=AVERAGE([.N2:.N21])" office:value-type="float" office:value="2.12488563654432">
            <text:p>2.12</text:p>
          </table:table-cell>
          <table:table-cell table:formula="of:=SQRT(VAR([.N2:.N21]))" office:value-type="float" office:value="0.0578157138790591">
            <text:p>0.06</text:p>
          </table:table-cell>
          <table:table-cell table:number-columns-repeated="3"/>
          <table:table-cell table:formula="of:=AVERAGE([.S2:.S21])" office:value-type="float" office:value="2.64942675983437">
            <text:p>2.65</text:p>
          </table:table-cell>
          <table:table-cell table:formula="of:=SQRT(VAR([.S2:.S21]))" office:value-type="float" office:value="0.408909002841275">
            <text:p>0.41</text:p>
          </table:table-cell>
        </table:table-row>
        <table:table-row table:style-name="ro1">
          <table:table-cell>
            <draw:frame table:end-cell-address="Sheet1.D40" table:end-x="0.5114in" table:end-y="0.0138in" draw:z-index="0" draw:style-name="gr1" svg:width="3.1492in" svg:height="2.7555in" svg:x="0.0291in" svg:y="0.0921in">
              <draw:object draw:notify-on-update-of-ranges="Sheet1.D1:Sheet1.D1 Sheet1.D1:Sheet1.D21 Sheet1.A1:Sheet1.A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J40" table:end-x="0.2913in" table:end-y="0.0236in" draw:z-index="1" draw:style-name="gr1" svg:width="3.1492in" svg:height="2.7555in" svg:x="0.6984in" svg:y="0.102in">
              <draw:object draw:notify-on-update-of-ranges="Sheet1.F1:Sheet1.F1 Sheet1.F2:Sheet1.F21 Sheet1.I1:Sheet1.I1 Sheet1.I2:Sheet1.I21 Sheet1.F2:Sheet1.F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O40" table:end-x="0.3791in" table:end-y="0.0453in" draw:z-index="2" draw:style-name="gr1" svg:width="3.1492in" svg:height="2.7555in" svg:x="0.7858in" svg:y="0.1236in">
              <draw:object draw:notify-on-update-of-ranges="Sheet1.N1:Sheet1.N1 Sheet1.N2:Sheet1.N21 Sheet1.K2:Sheet1.K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Sheet1.T40" table:end-x="0.4665in" table:end-y="0.076in" draw:z-index="3" draw:style-name="gr1" svg:width="3.1492in" svg:height="2.7555in" svg:x="0.8736in" svg:y="0.1543in">
              <draw:object draw:notify-on-update-of-ranges="Sheet1.S1:Sheet1.S1 Sheet1.S2:Sheet1.S21 Sheet1.P1:Sheet1.P2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19">
          <table:table-cell table:number-columns-repeated="20"/>
        </table:table-row>
        <table:table-row table:style-name="ro1">
          <table:table-cell office:value-type="string">
            <text:p>Granularity</text:p>
          </table:table-cell>
          <table:table-cell office:value-type="string">
            <text:p>Operations</text:p>
          </table:table-cell>
          <table:table-cell office:value-type="string">
            <text:p>Switches</text:p>
          </table:table-cell>
          <table:table-cell office:value-type="string">
            <text:p>Operations/switch</text:p>
          </table:table-cell>
          <table:table-cell/>
          <table:table-cell office:value-type="string">
            <text:p>Granularity</text:p>
          </table:table-cell>
          <table:table-cell office:value-type="string">
            <text:p>Operations</text:p>
          </table:table-cell>
          <table:table-cell office:value-type="string">
            <text:p>Switches</text:p>
          </table:table-cell>
          <table:table-cell office:value-type="string">
            <text:p>Operations/switch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483">
            <text:p>82483</text:p>
          </table:table-cell>
          <table:table-cell office:value-type="float" office:value="41243">
            <text:p>41243</text:p>
          </table:table-cell>
          <table:table-cell table:formula="of:=[.B45]/[.C45]" office:value-type="float" office:value="1.99992726038358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formula="of:=1+[.A45]" office:value-type="float" office:value="2">
            <text:p>2</text:p>
          </table:table-cell>
          <table:table-cell office:value-type="float" office:value="137626">
            <text:p>137626</text:p>
          </table:table-cell>
          <table:table-cell office:value-type="float" office:value="37538">
            <text:p>37538</text:p>
          </table:table-cell>
          <table:table-cell table:formula="of:=[.B46]/[.C46]" office:value-type="float" office:value="3.66631147104268">
            <text:p>3.67</text:p>
          </table:table-cell>
          <table:table-cell/>
          <table:table-cell table:formula="of:=1+[.F45]" office:value-type="float" office:value="2">
            <text:p>2</text:p>
          </table:table-cell>
          <table:table-cell office:value-type="float" office:value="74257">
            <text:p>74257</text:p>
          </table:table-cell>
          <table:table-cell office:value-type="float" office:value="37126">
            <text:p>37126</text:p>
          </table:table-cell>
          <table:table-cell table:formula="of:=[.G46]/[.H46]" office:value-type="float" office:value="2.00013467650703">
            <text:p>2</text:p>
          </table:table-cell>
          <table:table-cell table:number-columns-repeated="11"/>
        </table:table-row>
        <table:table-row table:style-name="ro1">
          <table:table-cell table:formula="of:=1+[.A46]" office:value-type="float" office:value="3">
            <text:p>3</text:p>
          </table:table-cell>
          <table:table-cell office:value-type="float" office:value="117132">
            <text:p>117132</text:p>
          </table:table-cell>
          <table:table-cell office:value-type="float" office:value="39046">
            <text:p>39046</text:p>
          </table:table-cell>
          <table:table-cell table:formula="of:=[.B47]/[.C47]" office:value-type="float" office:value="2.99984633509194">
            <text:p>3</text:p>
          </table:table-cell>
          <table:table-cell/>
          <table:table-cell table:formula="of:=1+[.F46]"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formula="of:=1+[.A47]" office:value-type="float" office:value="4">
            <text:p>4</text:p>
          </table:table-cell>
          <table:table-cell office:value-type="float" office:value="91628">
            <text:p>91628</text:p>
          </table:table-cell>
          <table:table-cell office:value-type="float" office:value="38174">
            <text:p>38174</text:p>
          </table:table-cell>
          <table:table-cell table:formula="of:=[.B48]/[.C48]" office:value-type="float" office:value="2.40027243673705">
            <text:p>2.4</text:p>
          </table:table-cell>
          <table:table-cell/>
          <table:table-cell table:formula="of:=1+[.F47]"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formula="of:=1+[.A48]" office:value-type="float" office:value="5">
            <text:p>5</text:p>
          </table:table-cell>
          <table:table-cell office:value-type="float" office:value="309155">
            <text:p>309155</text:p>
          </table:table-cell>
          <table:table-cell office:value-type="float" office:value="30916">
            <text:p>30916</text:p>
          </table:table-cell>
          <table:table-cell table:formula="of:=[.B49]/[.C49]" office:value-type="float" office:value="9.99983827144521">
            <text:p>10</text:p>
          </table:table-cell>
          <table:table-cell/>
          <table:table-cell table:formula="of:=1+[.F48]" office:value-type="float" office:value="5">
            <text:p>5</text:p>
          </table:table-cell>
          <table:table-cell office:value-type="float" office:value="345095">
            <text:p>345095</text:p>
          </table:table-cell>
          <table:table-cell office:value-type="float" office:value="34510">
            <text:p>34510</text:p>
          </table:table-cell>
          <table:table-cell table:formula="of:=[.G49]/[.H49]" office:value-type="float" office:value="9.99985511445958">
            <text:p>10</text:p>
          </table:table-cell>
          <table:table-cell table:number-columns-repeated="11"/>
        </table:table-row>
        <table:table-row table:style-name="ro1">
          <table:table-cell table:formula="of:=1+[.A49]" office:value-type="float" office:value="6">
            <text:p>6</text:p>
          </table:table-cell>
          <table:table-cell office:value-type="float" office:value="103040">
            <text:p>103040</text:p>
          </table:table-cell>
          <table:table-cell office:value-type="float" office:value="42924">
            <text:p>42924</text:p>
          </table:table-cell>
          <table:table-cell table:formula="of:=[.B50]/[.C50]" office:value-type="float" office:value="2.40052185257665">
            <text:p>2.4</text:p>
          </table:table-cell>
          <table:table-cell/>
          <table:table-cell table:formula="of:=1+[.F49]"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formula="of:=1+[.A50]" office:value-type="float" office:value="7">
            <text:p>7</text:p>
          </table:table-cell>
          <table:table-cell office:value-type="float" office:value="124654">
            <text:p>124654</text:p>
          </table:table-cell>
          <table:table-cell office:value-type="float" office:value="40058">
            <text:p>40058</text:p>
          </table:table-cell>
          <table:table-cell table:formula="of:=[.B51]/[.C51]" office:value-type="float" office:value="3.11183783513905">
            <text:p>3.11</text:p>
          </table:table-cell>
          <table:table-cell/>
          <table:table-cell table:formula="of:=1+[.F50]" office:value-type="float" office:value="7">
            <text:p>7</text:p>
          </table:table-cell>
          <table:table-cell table:number-columns-repeated="14"/>
        </table:table-row>
        <table:table-row table:style-name="ro1">
          <table:table-cell table:formula="of:=1+[.A51]" office:value-type="float" office:value="8">
            <text:p>8</text:p>
          </table:table-cell>
          <table:table-cell office:value-type="float" office:value="212746">
            <text:p>212746</text:p>
          </table:table-cell>
          <table:table-cell office:value-type="float" office:value="39892">
            <text:p>39892</text:p>
          </table:table-cell>
          <table:table-cell table:formula="of:=[.B52]/[.C52]" office:value-type="float" office:value="5.33304923292891">
            <text:p>5.33</text:p>
          </table:table-cell>
          <table:table-cell/>
          <table:table-cell table:formula="of:=1+[.F51]" office:value-type="float" office:value="8">
            <text:p>8</text:p>
          </table:table-cell>
          <table:table-cell office:value-type="float" office:value="195859">
            <text:p>195859</text:p>
          </table:table-cell>
          <table:table-cell office:value-type="float" office:value="36725">
            <text:p>36725</text:p>
          </table:table-cell>
          <table:table-cell table:formula="of:=[.G52]/[.H52]" office:value-type="float" office:value="5.3331245745405">
            <text:p>5.33</text:p>
          </table:table-cell>
          <table:table-cell table:number-columns-repeated="11"/>
        </table:table-row>
        <table:table-row table:style-name="ro1">
          <table:table-cell table:formula="of:=1+[.A52]" office:value-type="float" office:value="9">
            <text:p>9</text:p>
          </table:table-cell>
          <table:table-cell office:value-type="float" office:value="163360">
            <text:p>163360</text:p>
          </table:table-cell>
          <table:table-cell office:value-type="float" office:value="36298">
            <text:p>36298</text:p>
          </table:table-cell>
          <table:table-cell table:formula="of:=[.B53]/[.C53]" office:value-type="float" office:value="4.5005234448179">
            <text:p>4.5</text:p>
          </table:table-cell>
          <table:table-cell/>
          <table:table-cell table:formula="of:=1+[.F52]" office:value-type="float" office:value="9">
            <text:p>9</text:p>
          </table:table-cell>
          <table:table-cell table:number-columns-repeated="14"/>
        </table:table-row>
        <table:table-row table:style-name="ro1">
          <table:table-cell table:formula="of:=1+[.A53]" office:value-type="float" office:value="10">
            <text:p>10</text:p>
          </table:table-cell>
          <table:table-cell office:value-type="float" office:value="628510">
            <text:p>628510</text:p>
          </table:table-cell>
          <table:table-cell office:value-type="float" office:value="31426">
            <text:p>31426</text:p>
          </table:table-cell>
          <table:table-cell table:formula="of:=[.B54]/[.C54]" office:value-type="float" office:value="19.9996817921466">
            <text:p>20</text:p>
          </table:table-cell>
          <table:table-cell/>
          <table:table-cell table:formula="of:=1+[.F53]" office:value-type="float" office:value="10">
            <text:p>10</text:p>
          </table:table-cell>
          <table:table-cell office:value-type="float" office:value="604990">
            <text:p>604990</text:p>
          </table:table-cell>
          <table:table-cell office:value-type="float" office:value="30250">
            <text:p>30250</text:p>
          </table:table-cell>
          <table:table-cell table:formula="of:=[.G54]/[.H54]" office:value-type="float" office:value="19.9996694214876">
            <text:p>20</text:p>
          </table:table-cell>
          <table:table-cell table:number-columns-repeated="11"/>
        </table:table-row>
        <table:table-row table:style-name="ro1">
          <table:table-cell table:formula="of:=1+[.A54]" office:value-type="float" office:value="11">
            <text:p>11</text:p>
          </table:table-cell>
          <table:table-cell office:value-type="float" office:value="133353">
            <text:p>133353</text:p>
          </table:table-cell>
          <table:table-cell office:value-type="float" office:value="36366">
            <text:p>36366</text:p>
          </table:table-cell>
          <table:table-cell table:formula="of:=[.B55]/[.C55]" office:value-type="float" office:value="3.66696914700544">
            <text:p>3.67</text:p>
          </table:table-cell>
          <table:table-cell/>
          <table:table-cell table:formula="of:=1+[.F54]" office:value-type="float" office:value="11">
            <text:p>11</text:p>
          </table:table-cell>
          <table:table-cell table:number-columns-repeated="14"/>
        </table:table-row>
        <table:table-row table:style-name="ro1">
          <table:table-cell table:formula="of:=1+[.A55]" office:value-type="float" office:value="12">
            <text:p>12</text:p>
          </table:table-cell>
          <table:table-cell office:value-type="float" office:value="97356">
            <text:p>97356</text:p>
          </table:table-cell>
          <table:table-cell office:value-type="float" office:value="40539">
            <text:p>40539</text:p>
          </table:table-cell>
          <table:table-cell table:formula="of:=[.B56]/[.C56]" office:value-type="float" office:value="2.40153925849182">
            <text:p>2.4</text:p>
          </table:table-cell>
          <table:table-cell/>
          <table:table-cell table:formula="of:=1+[.F55]" office:value-type="float" office:value="12">
            <text:p>12</text:p>
          </table:table-cell>
          <table:table-cell table:number-columns-repeated="14"/>
        </table:table-row>
        <table:table-row table:style-name="ro1">
          <table:table-cell table:formula="of:=1+[.A56]" office:value-type="float" office:value="13">
            <text:p>13</text:p>
          </table:table-cell>
          <table:table-cell office:value-type="float" office:value="163683">
            <text:p>163683</text:p>
          </table:table-cell>
          <table:table-cell office:value-type="float" office:value="30579">
            <text:p>30579</text:p>
          </table:table-cell>
          <table:table-cell table:formula="of:=[.B57]/[.C57]" office:value-type="float" office:value="5.35279113116845">
            <text:p>5.35</text:p>
          </table:table-cell>
          <table:table-cell/>
          <table:table-cell table:formula="of:=1+[.F56]" office:value-type="float" office:value="13">
            <text:p>13</text:p>
          </table:table-cell>
          <table:table-cell office:value-type="float" office:value="273211">
            <text:p>273211</text:p>
          </table:table-cell>
          <table:table-cell office:value-type="float" office:value="31527">
            <text:p>31527</text:p>
          </table:table-cell>
          <table:table-cell table:formula="of:=[.G57]/[.H57]" office:value-type="float" office:value="8.66593713325086">
            <text:p>8.67</text:p>
          </table:table-cell>
          <table:table-cell table:number-columns-repeated="11"/>
        </table:table-row>
        <table:table-row table:style-name="ro1">
          <table:table-cell table:formula="of:=1+[.A57]" office:value-type="float" office:value="14">
            <text:p>14</text:p>
          </table:table-cell>
          <table:table-cell office:value-type="float" office:value="221637">
            <text:p>221637</text:p>
          </table:table-cell>
          <table:table-cell office:value-type="float" office:value="31660">
            <text:p>31660</text:p>
          </table:table-cell>
          <table:table-cell table:formula="of:=[.B58]/[.C58]" office:value-type="float" office:value="7.00053695514845">
            <text:p>7</text:p>
          </table:table-cell>
          <table:table-cell/>
          <table:table-cell table:formula="of:=1+[.F57]" office:value-type="float" office:value="14">
            <text:p>14</text:p>
          </table:table-cell>
          <table:table-cell office:value-type="float" office:value="952125">
            <text:p>952125</text:p>
          </table:table-cell>
          <table:table-cell office:value-type="float" office:value="31738">
            <text:p>31738</text:p>
          </table:table-cell>
          <table:table-cell table:formula="of:=[.G58]/[.H58]" office:value-type="float" office:value="29.9995273804272">
            <text:p>30</text:p>
          </table:table-cell>
          <table:table-cell table:number-columns-repeated="11"/>
        </table:table-row>
        <table:table-row table:style-name="ro1">
          <table:table-cell table:formula="of:=1+[.A58]" office:value-type="float" office:value="15">
            <text:p>15</text:p>
          </table:table-cell>
          <table:table-cell office:value-type="float" office:value="957705">
            <text:p>957705</text:p>
          </table:table-cell>
          <table:table-cell office:value-type="float" office:value="31924">
            <text:p>31924</text:p>
          </table:table-cell>
          <table:table-cell table:formula="of:=[.B59]/[.C59]" office:value-type="float" office:value="29.9995301340684">
            <text:p>30</text:p>
          </table:table-cell>
          <table:table-cell/>
          <table:table-cell table:formula="of:=1+[.F58]" office:value-type="float" office:value="15">
            <text:p>15</text:p>
          </table:table-cell>
          <table:table-cell table:number-columns-repeated="14"/>
        </table:table-row>
        <table:table-row table:style-name="ro1">
          <table:table-cell table:formula="of:=1+[.A59]" office:value-type="float" office:value="16">
            <text:p>16</text:p>
          </table:table-cell>
          <table:table-cell office:value-type="float" office:value="182352">
            <text:p>182352</text:p>
          </table:table-cell>
          <table:table-cell office:value-type="float" office:value="34192">
            <text:p>34192</text:p>
          </table:table-cell>
          <table:table-cell table:formula="of:=[.B60]/[.C60]" office:value-type="float" office:value="5.33317735142723">
            <text:p>5.33</text:p>
          </table:table-cell>
          <table:table-cell/>
          <table:table-cell table:formula="of:=1+[.F59]" office:value-type="float" office:value="16">
            <text:p>16</text:p>
          </table:table-cell>
          <table:table-cell table:number-columns-repeated="14"/>
        </table:table-row>
        <table:table-row table:style-name="ro1">
          <table:table-cell table:formula="of:=1+[.A60]" office:value-type="float" office:value="17">
            <text:p>17</text:p>
          </table:table-cell>
          <table:table-cell office:value-type="float" office:value="127793">
            <text:p>127793</text:p>
          </table:table-cell>
          <table:table-cell office:value-type="float" office:value="37575">
            <text:p>37575</text:p>
          </table:table-cell>
          <table:table-cell table:formula="of:=[.B61]/[.C61]" office:value-type="float" office:value="3.40101131071191">
            <text:p>3.4</text:p>
          </table:table-cell>
          <table:table-cell/>
          <table:table-cell table:formula="of:=1+[.F60]" office:value-type="float" office:value="17">
            <text:p>17</text:p>
          </table:table-cell>
          <table:table-cell table:number-columns-repeated="14"/>
        </table:table-row>
        <table:table-row table:style-name="ro1">
          <table:table-cell table:formula="of:=1+[.A61]" office:value-type="float" office:value="18">
            <text:p>18</text:p>
          </table:table-cell>
          <table:table-cell office:value-type="float" office:value="226262">
            <text:p>226262</text:p>
          </table:table-cell>
          <table:table-cell office:value-type="float" office:value="37707">
            <text:p>37707</text:p>
          </table:table-cell>
          <table:table-cell table:formula="of:=[.B62]/[.C62]" office:value-type="float" office:value="6.000530405495">
            <text:p>6</text:p>
          </table:table-cell>
          <table:table-cell/>
          <table:table-cell table:formula="of:=1+[.F61]" office:value-type="float" office:value="18">
            <text:p>18</text:p>
          </table:table-cell>
          <table:table-cell office:value-type="float" office:value="355140">
            <text:p>355140</text:p>
          </table:table-cell>
          <table:table-cell office:value-type="float" office:value="29597">
            <text:p>29597</text:p>
          </table:table-cell>
          <table:table-cell table:formula="of:=[.G62]/[.H62]" office:value-type="float" office:value="11.9991891070041">
            <text:p>12</text:p>
          </table:table-cell>
          <table:table-cell table:number-columns-repeated="11"/>
        </table:table-row>
        <table:table-row table:style-name="ro1">
          <table:table-cell table:formula="of:=1+[.A62]" office:value-type="float" office:value="19">
            <text:p>19</text:p>
          </table:table-cell>
          <table:table-cell office:value-type="float" office:value="298547">
            <text:p>298547</text:p>
          </table:table-cell>
          <table:table-cell office:value-type="float" office:value="31421">
            <text:p>31421</text:p>
          </table:table-cell>
          <table:table-cell table:formula="of:=[.B63]/[.C63]" office:value-type="float" office:value="9.50151172782534">
            <text:p>9.5</text:p>
          </table:table-cell>
          <table:table-cell/>
          <table:table-cell table:formula="of:=1+[.F62]" office:value-type="float" office:value="19">
            <text:p>19</text:p>
          </table:table-cell>
          <table:table-cell table:number-columns-repeated="14"/>
        </table:table-row>
        <table:table-row table:style-name="ro1">
          <table:table-cell table:formula="of:=1+[.A63]" office:value-type="float" office:value="20">
            <text:p>20</text:p>
          </table:table-cell>
          <table:table-cell office:value-type="float" office:value="1284100">
            <text:p>1284100</text:p>
          </table:table-cell>
          <table:table-cell office:value-type="float" office:value="32103">
            <text:p>32103</text:p>
          </table:table-cell>
          <table:table-cell table:formula="of:=[.B64]/[.C64]" office:value-type="float" office:value="39.9993770052643">
            <text:p>40</text:p>
          </table:table-cell>
          <table:table-cell/>
          <table:table-cell table:formula="of:=1+[.F63]" office:value-type="float" office:value="20">
            <text:p>20</text:p>
          </table:table-cell>
          <table:table-cell office:value-type="float" office:value="1244060">
            <text:p>1244060</text:p>
          </table:table-cell>
          <table:table-cell office:value-type="float" office:value="31102">
            <text:p>31102</text:p>
          </table:table-cell>
          <table:table-cell table:formula="of:=[.G64]/[.H64]" office:value-type="float" office:value="39.9993569545367">
            <text:p>4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table:number-columns-repeated="3"/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AVERAGE([.D45:.D64])" office:value-type="float" office:value="8.4534392179458">
            <text:p>8.45</text:p>
          </table:table-cell>
          <table:table-cell table:formula="of:=SQRT(VAR([.D45:.D64]))" office:value-type="float" office:value="10.0791763107584">
            <text:p>10.08</text:p>
          </table:table-cell>
          <table:table-cell table:number-columns-repeated="3"/>
          <table:table-cell table:formula="of:=AVERAGE([.I46:.I64])" office:value-type="float" office:value="15.9995992952767">
            <text:p>16</text:p>
          </table:table-cell>
          <table:table-cell table:formula="of:=SQRT(VAR([.I45:.I64]))" office:value-type="float" office:value="13.1123083960066">
            <text:p>13.11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Sheet1.E84" table:end-x="0.1598in" table:end-y="0.0232in" draw:z-index="4" draw:style-name="gr1" svg:width="3.1492in" svg:height="2.7555in" svg:x="0.5665in" svg:y="0.1016in">
              <draw:object draw:notify-on-update-of-ranges="Sheet1.D44:Sheet1.D44 Sheet1.D46:Sheet1.D64 Sheet1.A44:Sheet1.A6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>
            <draw:frame table:end-cell-address="Sheet1.J83" table:end-x="0.3571in" table:end-y="0.1587in" draw:z-index="5" draw:style-name="gr1" svg:width="3.1492in" svg:height="2.7555in" svg:x="0.7642in" svg:y="0.0598in">
              <draw:object draw:notify-on-update-of-ranges="Sheet1.I44:Sheet1.I44 Sheet1.I45:Sheet1.I64 Sheet1.F45:Sheet1.F6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18">
          <table:table-cell table:number-columns-repeated="20"/>
        </table:table-row>
        <table:table-row table:style-name="ro1">
          <table:table-cell office:value-type="string">
            <text:p>Granularity</text:p>
          </table:table-cell>
          <table:table-cell office:value-type="string">
            <text:p>Operations</text:p>
          </table:table-cell>
          <table:table-cell office:value-type="string">
            <text:p>Switches</text:p>
          </table:table-cell>
          <table:table-cell office:value-type="string">
            <text:p>Operations/switch</text:p>
          </table:table-cell>
          <table:table-cell/>
          <table:table-cell office:value-type="string">
            <text:p>Granularity</text:p>
          </table:table-cell>
          <table:table-cell office:value-type="string">
            <text:p>Operations</text:p>
          </table:table-cell>
          <table:table-cell office:value-type="string">
            <text:p>Switches</text:p>
          </table:table-cell>
          <table:table-cell office:value-type="string">
            <text:p>Operations/switch</text:p>
          </table:table-cell>
          <table:table-cell/>
          <table:table-cell office:value-type="string">
            <text:p>Granularity</text:p>
          </table:table-cell>
          <table:table-cell office:value-type="string">
            <text:p>Operations</text:p>
          </table:table-cell>
          <table:table-cell office:value-type="string">
            <text:p>Switches</text:p>
          </table:table-cell>
          <table:table-cell office:value-type="string">
            <text:p>Operations/switch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051">
            <text:p>81051</text:p>
          </table:table-cell>
          <table:table-cell office:value-type="float" office:value="40521">
            <text:p>40521</text:p>
          </table:table-cell>
          <table:table-cell table:formula="of:=[.B88]/[.C88]" office:value-type="float" office:value="2.0002221070556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81711">
            <text:p>81711</text:p>
          </table:table-cell>
          <table:table-cell office:value-type="float" office:value="40851">
            <text:p>40851</text:p>
          </table:table-cell>
          <table:table-cell table:formula="of:=[.G88]/[.H88]" office:value-type="float" office:value="2.00022031284424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84711">
            <text:p>84711</text:p>
          </table:table-cell>
          <table:table-cell office:value-type="float" office:value="42351">
            <text:p>42351</text:p>
          </table:table-cell>
          <table:table-cell table:formula="of:=[.L88]/[.M88]" office:value-type="float" office:value="2.00021250974003">
            <text:p>2</text:p>
          </table:table-cell>
          <table:table-cell table:number-columns-repeated="6"/>
        </table:table-row>
        <table:table-row table:style-name="ro1">
          <table:table-cell table:formula="of:=1+[.A88]" office:value-type="float" office:value="2">
            <text:p>2</text:p>
          </table:table-cell>
          <table:table-cell office:value-type="float" office:value="153322">
            <text:p>153322</text:p>
          </table:table-cell>
          <table:table-cell office:value-type="float" office:value="38333">
            <text:p>38333</text:p>
          </table:table-cell>
          <table:table-cell table:formula="of:=[.B89]/[.C89]" office:value-type="float" office:value="3.99973912816633">
            <text:p>4</text:p>
          </table:table-cell>
          <table:table-cell/>
          <table:table-cell table:formula="of:=1+[.F88]" office:value-type="float" office:value="2">
            <text:p>2</text:p>
          </table:table-cell>
          <table:table-cell office:value-type="float" office:value="151474">
            <text:p>151474</text:p>
          </table:table-cell>
          <table:table-cell office:value-type="float" office:value="37871">
            <text:p>37871</text:p>
          </table:table-cell>
          <table:table-cell table:formula="of:=[.G89]/[.H89]" office:value-type="float" office:value="3.99973594571044">
            <text:p>4</text:p>
          </table:table-cell>
          <table:table-cell/>
          <table:table-cell table:formula="of:=1+[.K88]" office:value-type="float" office:value="2">
            <text:p>2</text:p>
          </table:table-cell>
          <table:table-cell office:value-type="float" office:value="167722">
            <text:p>167722</text:p>
          </table:table-cell>
          <table:table-cell office:value-type="float" office:value="41933">
            <text:p>41933</text:p>
          </table:table-cell>
          <table:table-cell table:formula="of:=[.L89]/[.M89]" office:value-type="float" office:value="3.99976152433644">
            <text:p>4</text:p>
          </table:table-cell>
          <table:table-cell table:number-columns-repeated="6"/>
        </table:table-row>
        <table:table-row table:style-name="ro1">
          <table:table-cell table:formula="of:=1+[.A89]" office:value-type="float" office:value="3">
            <text:p>3</text:p>
          </table:table-cell>
          <table:table-cell office:value-type="float" office:value="110082">
            <text:p>110082</text:p>
          </table:table-cell>
          <table:table-cell office:value-type="float" office:value="36693">
            <text:p>36693</text:p>
          </table:table-cell>
          <table:table-cell table:formula="of:=[.B90]/[.C90]" office:value-type="float" office:value="3.00008175946366">
            <text:p>3</text:p>
          </table:table-cell>
          <table:table-cell/>
          <table:table-cell table:formula="of:=1+[.F89]" office:value-type="float" office:value="3">
            <text:p>3</text:p>
          </table:table-cell>
          <table:table-cell office:value-type="float" office:value="133338">
            <text:p>133338</text:p>
          </table:table-cell>
          <table:table-cell office:value-type="float" office:value="44445">
            <text:p>44445</text:p>
          </table:table-cell>
          <table:table-cell table:formula="of:=[.G90]/[.H90]" office:value-type="float" office:value="3.00006749915626">
            <text:p>3</text:p>
          </table:table-cell>
          <table:table-cell/>
          <table:table-cell table:formula="of:=1+[.K89]" office:value-type="float" office:value="3">
            <text:p>3</text:p>
          </table:table-cell>
          <table:table-cell office:value-type="float" office:value="119910">
            <text:p>119910</text:p>
          </table:table-cell>
          <table:table-cell office:value-type="float" office:value="39969">
            <text:p>39969</text:p>
          </table:table-cell>
          <table:table-cell table:formula="of:=[.L90]/[.M90]" office:value-type="float" office:value="3.00007505817008">
            <text:p>3</text:p>
          </table:table-cell>
          <table:table-cell table:number-columns-repeated="6"/>
        </table:table-row>
        <table:table-row table:style-name="ro1">
          <table:table-cell table:formula="of:=1+[.A90]" office:value-type="float" office:value="4">
            <text:p>4</text:p>
          </table:table-cell>
          <table:table-cell office:value-type="float" office:value="161076">
            <text:p>161076</text:p>
          </table:table-cell>
          <table:table-cell office:value-type="float" office:value="40271">
            <text:p>40271</text:p>
          </table:table-cell>
          <table:table-cell table:formula="of:=[.B91]/[.C91]" office:value-type="float" office:value="3.99980134588165">
            <text:p>4</text:p>
          </table:table-cell>
          <table:table-cell/>
          <table:table-cell table:formula="of:=1+[.F90]" office:value-type="float" office:value="4">
            <text:p>4</text:p>
          </table:table-cell>
          <table:table-cell office:value-type="float" office:value="149412">
            <text:p>149412</text:p>
          </table:table-cell>
          <table:table-cell office:value-type="float" office:value="37355">
            <text:p>37355</text:p>
          </table:table-cell>
          <table:table-cell table:formula="of:=[.G91]/[.H91]" office:value-type="float" office:value="3.99978583857583">
            <text:p>4</text:p>
          </table:table-cell>
          <table:table-cell/>
          <table:table-cell table:formula="of:=1+[.K90]" office:value-type="float" office:value="4">
            <text:p>4</text:p>
          </table:table-cell>
          <table:table-cell office:value-type="float" office:value="169068">
            <text:p>169068</text:p>
          </table:table-cell>
          <table:table-cell office:value-type="float" office:value="42269">
            <text:p>42269</text:p>
          </table:table-cell>
          <table:table-cell table:formula="of:=[.L91]/[.M91]" office:value-type="float" office:value="3.99981073600038">
            <text:p>4</text:p>
          </table:table-cell>
          <table:table-cell table:number-columns-repeated="6"/>
        </table:table-row>
        <table:table-row table:style-name="ro1">
          <table:table-cell table:formula="of:=1+[.A91]" office:value-type="float" office:value="5">
            <text:p>5</text:p>
          </table:table-cell>
          <table:table-cell office:value-type="float" office:value="161850">
            <text:p>161850</text:p>
          </table:table-cell>
          <table:table-cell office:value-type="float" office:value="32375">
            <text:p>32375</text:p>
          </table:table-cell>
          <table:table-cell table:formula="of:=[.B92]/[.C92]" office:value-type="float" office:value="4.9992277992278">
            <text:p>5</text:p>
          </table:table-cell>
          <table:table-cell/>
          <table:table-cell table:formula="of:=1+[.F91]" office:value-type="float" office:value="5">
            <text:p>5</text:p>
          </table:table-cell>
          <table:table-cell office:value-type="float" office:value="179130">
            <text:p>179130</text:p>
          </table:table-cell>
          <table:table-cell office:value-type="float" office:value="35831">
            <text:p>35831</text:p>
          </table:table-cell>
          <table:table-cell table:formula="of:=[.G92]/[.H92]" office:value-type="float" office:value="4.99930228014848">
            <text:p>5</text:p>
          </table:table-cell>
          <table:table-cell/>
          <table:table-cell table:formula="of:=1+[.K91]" office:value-type="float" office:value="5">
            <text:p>5</text:p>
          </table:table-cell>
          <table:table-cell office:value-type="float" office:value="180090">
            <text:p>180090</text:p>
          </table:table-cell>
          <table:table-cell office:value-type="float" office:value="36023">
            <text:p>36023</text:p>
          </table:table-cell>
          <table:table-cell table:formula="of:=[.L92]/[.M92]" office:value-type="float" office:value="4.99930599894512">
            <text:p>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9760">
            <text:p>369760</text:p>
          </table:table-cell>
          <table:table-cell office:value-type="float" office:value="30826">
            <text:p>30826</text:p>
          </table:table-cell>
          <table:table-cell table:formula="of:=[.B93]/[.C93]" office:value-type="float" office:value="11.9950690975151">
            <text:p>12</text:p>
          </table:table-cell>
          <table:table-cell/>
          <table:table-cell office:value-type="float" office:value="20">
            <text:p>20</text:p>
          </table:table-cell>
          <table:table-cell office:value-type="float" office:value="650060">
            <text:p>650060</text:p>
          </table:table-cell>
          <table:table-cell office:value-type="float" office:value="32518">
            <text:p>32518</text:p>
          </table:table-cell>
          <table:table-cell table:formula="of:=[.G93]/[.H93]" office:value-type="float" office:value="19.9907743403653">
            <text:p>19.99</text:p>
          </table:table-cell>
          <table:table-cell/>
          <table:table-cell office:value-type="float" office:value="20">
            <text:p>20</text:p>
          </table:table-cell>
          <table:table-cell office:value-type="float" office:value="653680">
            <text:p>653680</text:p>
          </table:table-cell>
          <table:table-cell office:value-type="float" office:value="32699">
            <text:p>32699</text:p>
          </table:table-cell>
          <table:table-cell table:formula="of:=[.L93]/[.M93]" office:value-type="float" office:value="19.9908254075048">
            <text:p>19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table:number-columns-repeated="3"/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table:number-columns-repeated="3"/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D88:.D93])" office:value-type="float" office:value="4.99902353955169">
            <text:p>5</text:p>
          </table:table-cell>
          <table:table-cell table:formula="of:=SQRT(VAR([.D88:.D93]))" office:value-type="float" office:value="3.57575855140428">
            <text:p>3.58</text:p>
          </table:table-cell>
          <table:table-cell table:number-columns-repeated="3"/>
          <table:table-cell table:formula="of:=AVERAGE([.I88:.I93])" office:value-type="float" office:value="6.3316477028001">
            <text:p>6.33</text:p>
          </table:table-cell>
          <table:table-cell table:formula="of:=SQRT(VAR([.I88:.I93]))" office:value-type="float" office:value="6.76879556362508">
            <text:p>6.77</text:p>
          </table:table-cell>
          <table:table-cell table:number-columns-repeated="3"/>
          <table:table-cell table:formula="of:=AVERAGE([.N88:.N93])" office:value-type="float" office:value="6.33166520578281">
            <text:p>6.33</text:p>
          </table:table-cell>
          <table:table-cell table:formula="of:=SQRT(VAR([.N88:.N93]))" office:value-type="float" office:value="6.76881280417571">
            <text:p>6.77</text:p>
          </table:table-cell>
          <table:table-cell table:number-columns-repeated="5"/>
        </table:table-row>
        <table:table-row table:style-name="ro1">
          <table:table-cell>
            <draw:frame table:end-cell-address="Sheet1.D111" table:end-x="0.8732in" table:end-y="0.1591in" draw:z-index="6" draw:style-name="gr1" svg:width="3.1492in" svg:height="2.7555in" svg:x="0.3909in" svg:y="0.0602in">
              <draw:object draw:notify-on-update-of-ranges="Sheet1.D87:Sheet1.D87 Sheet1.D88:Sheet1.D93 Sheet1.A88:Sheet1.A9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  <table:table-cell>
            <draw:frame table:end-cell-address="Sheet1.J111" table:end-x="0.3354in" table:end-y="0.1697in" draw:z-index="7" draw:style-name="gr1" svg:width="3.1492in" svg:height="2.7555in" svg:x="0.7425in" svg:y="0.0709in">
              <draw:object draw:notify-on-update-of-ranges="Sheet1.I87:Sheet1.I87 Sheet1.I88:Sheet1.I93 Sheet1.I87:Sheet1.I87 Sheet1.I88:Sheet1.I93 Sheet1.F88:Sheet1.F9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5"/>
          <table:table-cell>
            <draw:frame table:end-cell-address="Sheet1.O112" table:end-x="0.5in" table:end-y="0.0232in" draw:z-index="8" draw:style-name="gr1" svg:width="3.1492in" svg:height="2.7555in" svg:x="0.0177in" svg:y="0.1016in">
              <draw:object draw:notify-on-update-of-ranges="Sheet1.N87:Sheet1.N87 Sheet1.N88:Sheet1.N93 Sheet1.N87:Sheet1.N87 Sheet1.N87:Sheet1.N93 Sheet1.K87:Sheet1.K9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4">11/14/2010</text:date>, <text:time>22:1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k Pierce</meta:initial-creator>
    <meta:creation-date>2010-10-22T08:21:15.68</meta:creation-date>
    <meta:generator>OpenOffice.org/3.2$Unix OpenOffice.org_project/320m19$Build-9505</meta:generator>
    <dc:date>2010-11-14T22:19:58</dc:date>
    <meta:editing-duration>PT26H25M47S</meta:editing-duration>
    <meta:editing-cycles>51</meta:editing-cycles>
    <meta:document-statistic meta:table-count="3" meta:cell-count="58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column-mapping="0" chart:style-name="ch1">
        <chart:title svg:x="1.539cm" svg:y="0.141cm" chart:style-name="ch2">
          <text:p>Dining Philosophers Sol'n</text:p>
        </chart:title>
        <chart:legend chart:legend-position="end" svg:x="5.709cm" svg:y="3.059cm" chart:style-name="ch3"/>
        <chart:plot-area chart:style-name="ch4" table:cell-range-address="Sheet1.F1:Sheet1.F21 Sheet1.I1:Sheet1.I21" chart:data-source-has-labels="both" svg:x="0.119cm" svg:y="0.784cm" svg:width="5.43cm" svg:height="5.997cm">
          <chart:axis chart:dimension="x" chart:name="primary-x" chart:style-name="ch5">
            <chart:title svg:x="2.339cm" svg:y="6.349cm" chart:style-name="ch6">
              <text:p>Granularity</text:p>
            </chart:title>
            <chart:categories table:cell-range-address="Sheet1.F2:Sheet1.F21"/>
          </chart:axis>
          <chart:axis chart:dimension="y" chart:name="primary-y" chart:style-name="ch5">
            <chart:title svg:x="0.161cm" svg:y="5.679cm" chart:style-name="ch7">
              <text:p>Operations per Context Switch</text:p>
            </chart:title>
            <chart:grid chart:style-name="ch8" chart:class="major"/>
          </chart:axis>
          <chart:series chart:style-name="ch9" chart:values-cell-range-address="Sheet1.I2:Sheet1.I21" chart:label-cell-address="Sheet1.I1:Sheet1.I1" chart:class="chart:scatter">
            <chart:domain table:cell-range-address="Sheet1.F2:Sheet1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Sheet1.I1:Sheet1.I1">Operations/switch</text:p>
              </table:table-cell>
            </table:table-row>
          </table:table-header-rows>
          <table:table-rows>
            <table:table-row>
              <table:table-cell office:value-type="string">
                <text:p text:id="Sheet1.F2:Sheet1.F21">1</text:p>
              </table:table-cell>
              <table:table-cell office:value-type="float" office:value="1">
                <text:p text:id="Sheet1.F2:Sheet1.F21">1</text:p>
              </table:table-cell>
              <table:table-cell office:value-type="float" office:value="1.99979282662178">
                <text:p text:id="Sheet1.I2:Sheet1.I21">1.999792826621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13684676705049">
                <text:p>2.13684676705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2278876170656">
                <text:p>2.12278876170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09043715846995">
                <text:p>2.09043715846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40033762660998">
                <text:p>2.40033762660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08044302753806">
                <text:p>2.08044302753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40038844250519">
                <text:p>2.40038844250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3226349245918">
                <text:p>2.3226349245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1236664911746">
                <text:p>2.1236664911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14854841587439">
                <text:p>2.14854841587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40047723821624">
                <text:p>2.40047723821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08104944397791">
                <text:p>2.081049443977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09315089474893">
                <text:p>2.09315089474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14928011477174">
                <text:p>2.14928011477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40052364084399">
                <text:p>2.40052364084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1010531658419">
                <text:p>2.10105316584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16732917920069">
                <text:p>2.167329179200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1118730780744">
                <text:p>2.1118730780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16699230313795">
                <text:p>2.166992303137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1.076cm" svg:y="0.141cm" chart:style-name="ch2">
          <text:p>Dining Philosophers Non-Sol'n</text:p>
        </chart:title>
        <chart:legend chart:legend-position="end" svg:x="5.709cm" svg:y="3.059cm" chart:style-name="ch3"/>
        <chart:plot-area chart:style-name="ch4" table:cell-range-address="Sheet1.K2:Sheet1.K21 Sheet1.N1:Sheet1.N21" chart:data-source-has-labels="row" svg:x="0.119cm" svg:y="0.784cm" svg:width="5.43cm" svg:height="5.997cm">
          <chart:axis chart:dimension="x" chart:name="primary-x" chart:style-name="ch5">
            <chart:title svg:x="2.339cm" svg:y="6.349cm" chart:style-name="ch6">
              <text:p>Granularity</text:p>
            </chart:title>
          </chart:axis>
          <chart:axis chart:dimension="y" chart:name="primary-y" chart:style-name="ch5">
            <chart:title svg:x="0.161cm" svg:y="5.679cm" chart:style-name="ch7">
              <text:p>Operations per Context Switch</text:p>
            </chart:title>
            <chart:grid chart:style-name="ch8" chart:class="major"/>
          </chart:axis>
          <chart:series chart:style-name="ch9" chart:values-cell-range-address="Sheet1.N2:Sheet1.N21" chart:label-cell-address="Sheet1.N1:Sheet1.N1" chart:class="chart:scatter">
            <chart:domain table:cell-range-address="Sheet1.K2:Sheet1.K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 text:id="Sheet1.N1:Sheet1.N1">Operations/swit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K2:Sheet1.K21">1</text:p>
              </table:table-cell>
              <table:table-cell office:value-type="float" office:value="1.92584993377139">
                <text:p text:id="Sheet1.N2:Sheet1.N21">1.925849933771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600332112075">
                <text:p>2.16600332112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08007161547996">
                <text:p>2.08007161547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07980606607284">
                <text:p>2.07980606607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09710594315245">
                <text:p>2.09710594315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10844285923682">
                <text:p>2.10844285923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14094882084547">
                <text:p>2.14094882084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08090169067001">
                <text:p>2.08090169067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14700946172743">
                <text:p>2.14700946172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1669436470766">
                <text:p>2.1669436470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15064295993686">
                <text:p>2.15064295993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16695352839931">
                <text:p>2.166953528399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08057952984475">
                <text:p>2.08057952984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16706776440785">
                <text:p>2.167067764407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14606458758086">
                <text:p>2.146064587580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14478730822873">
                <text:p>2.144787308228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1564182239923">
                <text:p>2.1564182239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16726680158751">
                <text:p>2.167266801587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15783083771752">
                <text:p>2.15783083771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16701783003693">
                <text:p>2.167017830036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2.769cm" svg:y="0.141cm" chart:style-name="ch2">
          <text:p>Pipeline Sort</text:p>
        </chart:title>
        <chart:legend chart:legend-position="end" svg:x="5.709cm" svg:y="3.059cm" chart:style-name="ch3"/>
        <chart:plot-area chart:style-name="ch4" table:cell-range-address="Sheet1.A1:Sheet1.A21 Sheet1.D1:Sheet1.D21" chart:data-source-has-labels="row" svg:x="0.119cm" svg:y="0.784cm" svg:width="5.43cm" svg:height="5.997cm">
          <chart:axis chart:dimension="x" chart:name="primary-x" chart:style-name="ch5">
            <chart:title svg:x="2.339cm" svg:y="6.349cm" chart:style-name="ch6">
              <text:p>Granularity</text:p>
            </chart:title>
          </chart:axis>
          <chart:axis chart:dimension="y" chart:name="primary-y" chart:style-name="ch5">
            <chart:title svg:x="0.161cm" svg:y="5.679cm" chart:style-name="ch7">
              <text:p>Operations per Context Switch</text:p>
            </chart:title>
            <chart:grid chart:style-name="ch8" chart:class="major"/>
          </chart:axis>
          <chart:series chart:style-name="ch9" chart:values-cell-range-address="Sheet1.D1:Sheet1.D21" chart:label-cell-address="Sheet1.D1:Sheet1.D1" chart:class="chart:scatter">
            <chart:domain table:cell-range-address="Sheet1.A1:Sheet1.A21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1:Sheet1.D1">Operations/swit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A1:Sheet1.A21">1.#NAN</text:p>
              </table:table-cell>
              <table:table-cell office:value-type="float" office:value="1.#NAN">
                <text:p text:id="Sheet1.D1:Sheet1.D2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58823529411765">
                <text:p>2.58823529411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06976744186047">
                <text:p>3.06976744186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63888888888889">
                <text:p>3.63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73529411764706">
                <text:p>3.73529411764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88235294117647">
                <text:p>3.88235294117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46666666666667">
                <text:p>4.4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56756756756757">
                <text:p>3.56756756756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91176470588235">
                <text:p>3.91176470588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.25806451612903">
                <text:p>4.25806451612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.77142857142857">
                <text:p>3.77142857142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03030303030303">
                <text:p>4.03030303030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.46153846153846">
                <text:p>3.46153846153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.46666666666667">
                <text:p>4.4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.36666666666667">
                <text:p>4.3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.91176470588235">
                <text:p>3.911764705882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.51724137931035">
                <text:p>4.51724137931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.64285714285714">
                <text:p>4.642857142857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3.047cm" svg:y="0.141cm" chart:style-name="ch2">
          <text:p>I/O server</text:p>
        </chart:title>
        <chart:legend chart:legend-position="end" svg:x="5.709cm" svg:y="3.059cm" chart:style-name="ch3"/>
        <chart:plot-area chart:style-name="ch4" table:cell-range-address="Sheet1.P1:Sheet1.P21 Sheet1.S1:Sheet1.S21" chart:data-source-has-labels="row" svg:x="0.119cm" svg:y="0.784cm" svg:width="5.43cm" svg:height="5.997cm">
          <chart:axis chart:dimension="x" chart:name="primary-x" chart:style-name="ch5">
            <chart:title svg:x="2.339cm" svg:y="6.349cm" chart:style-name="ch6">
              <text:p>Granularity</text:p>
            </chart:title>
          </chart:axis>
          <chart:axis chart:dimension="y" chart:name="primary-y" chart:style-name="ch5">
            <chart:title svg:x="0.161cm" svg:y="5.679cm" chart:style-name="ch7">
              <text:p>Operations per Context Switch</text:p>
            </chart:title>
            <chart:grid chart:style-name="ch8" chart:class="major"/>
          </chart:axis>
          <chart:series chart:style-name="ch9" chart:values-cell-range-address="Sheet1.S2:Sheet1.S21" chart:label-cell-address="Sheet1.S1:Sheet1.S1" chart:class="chart:scatter">
            <chart:domain table:cell-range-address="Sheet1.P1:Sheet1.P21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S1:Sheet1.S1">Operations/swit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P1:Sheet1.P21">1.#NAN</text:p>
              </table:table-cell>
              <table:table-cell office:value-type="float" office:value="1.5">
                <text:p text:id="Sheet1.S2:Sheet1.S21">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73913043478261">
                <text:p>1.73913043478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375">
                <text:p>2.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53333333333333">
                <text:p>2.5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53333333333333">
                <text:p>2.5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2.174cm" svg:y="0.141cm" chart:style-name="ch2">
          <text:p>Semaphor Solution</text:p>
        </chart:title>
        <chart:legend chart:legend-position="end" svg:x="5.709cm" svg:y="3.059cm" chart:style-name="ch3"/>
        <chart:plot-area chart:style-name="ch4" table:cell-range-address="Sheet1.A44:Sheet1.A64 Sheet1.D44:Sheet1.D44 Sheet1.D46:Sheet1.D64" chart:data-source-has-labels="row" svg:x="0.119cm" svg:y="0.784cm" svg:width="5.43cm" svg:height="5.997cm">
          <chart:axis chart:dimension="x" chart:name="primary-x" chart:style-name="ch5">
            <chart:title svg:x="2.339cm" svg:y="6.349cm" chart:style-name="ch6">
              <text:p>Granularity</text:p>
            </chart:title>
          </chart:axis>
          <chart:axis chart:dimension="y" chart:name="primary-y" chart:style-name="ch5">
            <chart:title svg:x="0.161cm" svg:y="5.679cm" chart:style-name="ch7">
              <text:p>Operations per Context Switch</text:p>
            </chart:title>
            <chart:grid chart:style-name="ch8" chart:class="major"/>
          </chart:axis>
          <chart:series chart:style-name="ch9" chart:values-cell-range-address="Sheet1.D46:Sheet1.D64" chart:label-cell-address="Sheet1.D44:Sheet1.D44" chart:class="chart:scatter">
            <chart:domain table:cell-range-address="Sheet1.A44:Sheet1.A64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44:Sheet1.D44">Operations/swit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A44:Sheet1.A64">1.#NAN</text:p>
              </table:table-cell>
              <table:table-cell office:value-type="float" office:value="3.66631147104268">
                <text:p text:id="Sheet1.D46:Sheet1.D64">3.666311471042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99984633509194">
                <text:p>2.99984633509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0027243673705">
                <text:p>2.40027243673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.99983827144521">
                <text:p>9.99983827144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40052185257665">
                <text:p>2.40052185257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11183783513905">
                <text:p>3.11183783513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33304923292891">
                <text:p>5.33304923292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5005234448179">
                <text:p>4.5005234448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.9996817921466">
                <text:p>19.9996817921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66696914700544">
                <text:p>3.66696914700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40153925849182">
                <text:p>2.40153925849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.35279113116845">
                <text:p>5.35279113116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.00053695514845">
                <text:p>7.00053695514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9.9995301340684">
                <text:p>29.9995301340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.33317735142723">
                <text:p>5.33317735142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.40101131071191">
                <text:p>3.40101131071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.000530405495">
                <text:p>6.000530405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.50151172782534">
                <text:p>9.501511727825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9.9993770052643">
                <text:p>39.99937700526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1.711cm" svg:y="0.141cm" chart:style-name="ch2">
          <text:p>Semaphor Non-Solution</text:p>
        </chart:title>
        <chart:legend chart:legend-position="end" svg:x="5.709cm" svg:y="3.059cm" chart:style-name="ch3"/>
        <chart:plot-area chart:style-name="ch4" table:cell-range-address="Sheet1.F45:Sheet1.F64 Sheet1.I44:Sheet1.I64" chart:data-source-has-labels="row" svg:x="0.119cm" svg:y="0.784cm" svg:width="5.43cm" svg:height="5.997cm">
          <chart:axis chart:dimension="x" chart:name="primary-x" chart:style-name="ch5">
            <chart:title svg:x="2.339cm" svg:y="6.349cm" chart:style-name="ch6">
              <text:p>Granularity</text:p>
            </chart:title>
          </chart:axis>
          <chart:axis chart:dimension="y" chart:name="primary-y" chart:style-name="ch5">
            <chart:title svg:x="0.161cm" svg:y="5.679cm" chart:style-name="ch7">
              <text:p>Operations per Context Switch</text:p>
            </chart:title>
            <chart:grid chart:style-name="ch8" chart:class="major"/>
          </chart:axis>
          <chart:series chart:style-name="ch9" chart:values-cell-range-address="Sheet1.I45:Sheet1.I64" chart:label-cell-address="Sheet1.I44:Sheet1.I44" chart:class="chart:scatter">
            <chart:domain table:cell-range-address="Sheet1.F45:Sheet1.F64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Sheet1.I44:Sheet1.I44">Operations/swit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F45:Sheet1.F64">1</text:p>
              </table:table-cell>
              <table:table-cell office:value-type="float" office:value="1.#NAN">
                <text:p text:id="Sheet1.I45:Sheet1.I64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0013467650703">
                <text:p>2.00013467650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.99985511445958">
                <text:p>9.99985511445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3331245745405">
                <text:p>5.3331245745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.9996694214876">
                <text:p>19.9996694214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66593713325086">
                <text:p>8.66593713325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9.9995273804272">
                <text:p>29.9995273804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9991891070041">
                <text:p>11.9991891070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9.9993569545367">
                <text:p>39.99935695453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1.169cm" svg:y="0.141cm" chart:style-name="ch2">
          <text:p>Consumer-Producer (size=5)</text:p>
        </chart:title>
        <chart:legend chart:legend-position="end" svg:x="5.709cm" svg:y="3.059cm" chart:style-name="ch3"/>
        <chart:plot-area chart:style-name="ch4" table:cell-range-address="Sheet1.A88:Sheet1.A93 Sheet1.D87:Sheet1.D93" chart:data-source-has-labels="row" svg:x="0.119cm" svg:y="0.784cm" svg:width="5.43cm" svg:height="5.997cm">
          <chart:axis chart:dimension="x" chart:name="primary-x" chart:style-name="ch5">
            <chart:title svg:x="2.339cm" svg:y="6.349cm" chart:style-name="ch6">
              <text:p>Granularity</text:p>
            </chart:title>
          </chart:axis>
          <chart:axis chart:dimension="y" chart:name="primary-y" chart:style-name="ch5">
            <chart:title svg:x="0.161cm" svg:y="5.679cm" chart:style-name="ch7">
              <text:p>Operations per Context Switch</text:p>
            </chart:title>
            <chart:grid chart:style-name="ch8" chart:class="major"/>
          </chart:axis>
          <chart:series chart:style-name="ch9" chart:values-cell-range-address="Sheet1.D88:Sheet1.D93" chart:label-cell-address="Sheet1.D87:Sheet1.D87" chart:class="chart:scatter">
            <chart:domain table:cell-range-address="Sheet1.A88:Sheet1.A9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87:Sheet1.D87">Operations/swit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88:Sheet1.A93">1</text:p>
              </table:table-cell>
              <table:table-cell office:value-type="float" office:value="2.0002221070556">
                <text:p text:id="Sheet1.D88:Sheet1.D93">2.00022210705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99973912816633">
                <text:p>3.99973912816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0008175946366">
                <text:p>3.00008175946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9980134588165">
                <text:p>3.99980134588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992277992278">
                <text:p>4.9992277992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1.9950690975151">
                <text:p>11.99506909751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1.05cm" svg:y="0.141cm" chart:style-name="ch2">
          <text:p>Consumer-Producer (size=10)</text:p>
        </chart:title>
        <chart:legend chart:legend-position="end" svg:x="5.709cm" svg:y="3.059cm" chart:style-name="ch3"/>
        <chart:plot-area chart:style-name="ch4" table:cell-range-address="Sheet1.I87:Sheet1.I93 Sheet1.F88:Sheet1.F93" chart:data-source-has-labels="both" svg:x="0.119cm" svg:y="0.784cm" svg:width="5.43cm" svg:height="5.997cm">
          <chart:axis chart:dimension="x" chart:name="primary-x" chart:style-name="ch5">
            <chart:title svg:x="2.339cm" svg:y="6.349cm" chart:style-name="ch6">
              <text:p>Granularity</text:p>
            </chart:title>
            <chart:categories table:cell-range-address="Sheet1.I88:Sheet1.I93"/>
          </chart:axis>
          <chart:axis chart:dimension="y" chart:name="primary-y" chart:style-name="ch5">
            <chart:title svg:x="0.161cm" svg:y="5.679cm" chart:style-name="ch7">
              <text:p>Operations per Context Switch</text:p>
            </chart:title>
            <chart:grid chart:style-name="ch8" chart:class="major"/>
          </chart:axis>
          <chart:series chart:style-name="ch9" chart:values-cell-range-address="Sheet1.I88:Sheet1.I93" chart:label-cell-address="Sheet1.I87:Sheet1.I87" chart:class="chart:scatter">
            <chart:domain table:cell-range-address="Sheet1.F88:Sheet1.F9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Sheet1.I87:Sheet1.I87">Operations/switch</text:p>
              </table:table-cell>
            </table:table-row>
          </table:table-header-rows>
          <table:table-rows>
            <table:table-row>
              <table:table-cell office:value-type="string">
                <text:p text:id="Sheet1.I88:Sheet1.I93">2</text:p>
              </table:table-cell>
              <table:table-cell office:value-type="float" office:value="1">
                <text:p text:id="Sheet1.F88:Sheet1.F93">1</text:p>
              </table:table-cell>
              <table:table-cell office:value-type="float" office:value="2.00022031284424">
                <text:p text:id="Sheet1.I88:Sheet1.I93">2.00022031284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.99973594571044">
                <text:p>3.99973594571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0006749915626">
                <text:p>3.00006749915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9978583857583">
                <text:p>3.99978583857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9930228014848">
                <text:p>4.99930228014848</text:p>
              </table:table-cell>
            </table:table-row>
            <table:table-row>
              <table:table-cell office:value-type="string">
                <text:p>19.99</text:p>
              </table:table-cell>
              <table:table-cell office:value-type="float" office:value="20">
                <text:p>20</text:p>
              </table:table-cell>
              <table:table-cell office:value-type="float" office:value="19.9907743403653">
                <text:p>19.99077434036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column-mapping="0" chart:style-name="ch1">
        <chart:title svg:x="1.05cm" svg:y="0.141cm" chart:style-name="ch2">
          <text:p>Consumer-Producer (size=15)</text:p>
        </chart:title>
        <chart:legend chart:legend-position="end" svg:x="5.709cm" svg:y="3.059cm" chart:style-name="ch3"/>
        <chart:plot-area chart:style-name="ch4" table:cell-range-address="Sheet1.N87:Sheet1.N93 Sheet1.K87:Sheet1.K93" chart:data-source-has-labels="both" svg:x="0.119cm" svg:y="0.784cm" svg:width="5.43cm" svg:height="5.997cm">
          <chart:axis chart:dimension="x" chart:name="primary-x" chart:style-name="ch5">
            <chart:title svg:x="2.339cm" svg:y="6.349cm" chart:style-name="ch6">
              <text:p>Granularity</text:p>
            </chart:title>
            <chart:categories table:cell-range-address="Sheet1.N88:Sheet1.N93"/>
          </chart:axis>
          <chart:axis chart:dimension="y" chart:name="primary-y" chart:style-name="ch5">
            <chart:title svg:x="0.161cm" svg:y="5.679cm" chart:style-name="ch7">
              <text:p>Operations per Context Switch</text:p>
            </chart:title>
            <chart:grid chart:style-name="ch8" chart:class="major"/>
          </chart:axis>
          <chart:series chart:style-name="ch9" chart:values-cell-range-address="Sheet1.N87:Sheet1.N93" chart:label-cell-address="Sheet1.N87:Sheet1.N87" chart:class="chart:scatter">
            <chart:domain table:cell-range-address="Sheet1.K87:Sheet1.K93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 text:id="Sheet1.N87:Sheet1.N87">Operations/switch</text:p>
              </table:table-cell>
            </table:table-row>
          </table:table-header-rows>
          <table:table-rows>
            <table:table-row>
              <table:table-cell office:value-type="string">
                <text:p text:id="Sheet1.N88:Sheet1.N93">2</text:p>
              </table:table-cell>
              <table:table-cell office:value-type="float" office:value="1.#NAN">
                <text:p text:id="Sheet1.K87:Sheet1.K93">1.#NAN</text:p>
              </table:table-cell>
              <table:table-cell office:value-type="float" office:value="1.#NAN">
                <text:p text:id="Sheet1.N87:Sheet1.N93"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.00021250974003">
                <text:p>2.00021250974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99976152433644">
                <text:p>3.99976152433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00007505817008">
                <text:p>3.00007505817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99981073600038">
                <text:p>3.99981073600038</text:p>
              </table:table-cell>
            </table:table-row>
            <table:table-row>
              <table:table-cell office:value-type="string">
                <text:p>19.99</text:p>
              </table:table-cell>
              <table:table-cell office:value-type="float" office:value="5">
                <text:p>5</text:p>
              </table:table-cell>
              <table:table-cell office:value-type="float" office:value="4.99930599894512">
                <text:p>4.99930599894512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19.9908254075048">
                <text:p>19.99082540750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